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22" manifest:media-type=""/>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
  <manifest:file-entry manifest:full-path="ObjectReplacements/Object 1" manifest:media-type=""/>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Lucida Bright Math Symbol" svg:font-family="'Lucida Bright Math Symbol'" style:font-family-generic="roman" style:font-charset="x-symbol"/>
    <style:font-face style:name="Mangal" svg:font-family="Mangal"/>
    <style:font-face style:name="Mangal1" svg:font-family="Mangal" style:font-family-generic="system" style:font-pitch="variable"/>
    <style:font-face style:name="Math Symbol" svg:font-family="'Math Symbo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Arial1" fo:font-size="10pt" style:font-size-asian="10pt" style:font-size-complex="10pt"/>
    </style:style>
    <style:style style:name="P2"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style:font-size-asian="10pt" style:font-size-complex="10pt"/>
    </style:style>
    <style:style style:name="P3"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paragraph-rsid="0062c01b" style:font-size-asian="10pt" style:font-size-complex="10pt"/>
    </style:style>
    <style:style style:name="P4"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paragraph-rsid="006b150f" style:font-size-asian="10pt" style:font-size-complex="10pt"/>
    </style:style>
    <style:style style:name="P5" style:family="paragraph" style:parent-style-name="Standard">
      <style:paragraph-properties fo:margin-left="0.023cm" fo:margin-right="0cm" fo:margin-top="0.101cm" fo:margin-bottom="0.101cm" style:contextual-spacing="false" fo:text-align="justify" style:justify-single-word="false" fo:text-indent="0cm" style:auto-text-indent="false">
        <style:tab-stops/>
      </style:paragraph-properties>
      <style:text-properties style:font-name="Arial1" fo:font-size="10pt" officeooo:paragraph-rsid="006b150f" style:font-size-asian="10pt" style:font-size-complex="10pt"/>
    </style:style>
    <style:style style:name="P6" style:family="paragraph" style:parent-style-name="Standard">
      <style:paragraph-properties fo:margin-top="0.101cm" fo:margin-bottom="0.101cm" style:contextual-spacing="false" fo:text-align="justify" style:justify-single-word="false"/>
      <style:text-properties style:font-name="Arial1" fo:font-size="10pt" style:font-size-asian="10pt" style:font-size-complex="10pt"/>
    </style:style>
    <style:style style:name="P7"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69f55" officeooo:paragraph-rsid="00169f55" style:font-size-asian="10pt" style:font-size-complex="10pt"/>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78d6f" officeooo:paragraph-rsid="0017ac7e" style:font-size-asian="10pt" style:font-size-complex="10pt"/>
    </style:style>
    <style:style style:name="P9"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78d6f" officeooo:paragraph-rsid="00241046" style:font-size-asian="10pt" style:font-size-complex="10pt"/>
    </style:style>
    <style:style style:name="P10"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78d6f" officeooo:paragraph-rsid="0028c2f1" style:font-size-asian="10pt" style:font-size-complex="10pt"/>
    </style:style>
    <style:style style:name="P11"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78d6f" officeooo:paragraph-rsid="002c1a2a" style:font-size-asian="10pt" style:font-size-complex="10pt"/>
    </style:style>
    <style:style style:name="P12"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c250b" officeooo:paragraph-rsid="001c250b" style:font-size-asian="10pt" style:font-size-complex="10pt"/>
    </style:style>
    <style:style style:name="P13"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c250b" officeooo:paragraph-rsid="002b2cb2" style:font-size-asian="10pt" style:font-size-complex="10pt"/>
    </style:style>
    <style:style style:name="P14"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c250b" officeooo:paragraph-rsid="0032cfc9" style:font-size-asian="10pt" style:font-size-complex="10pt"/>
    </style:style>
    <style:style style:name="P15"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c250b" officeooo:paragraph-rsid="0033665d" style:font-size-asian="10pt" style:font-size-complex="10pt"/>
    </style:style>
    <style:style style:name="P16"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c250b" officeooo:paragraph-rsid="0033fbb8" style:font-size-asian="10pt" style:font-size-complex="10pt"/>
    </style:style>
    <style:style style:name="P17" style:family="paragraph" style:parent-style-name="Standard">
      <style:paragraph-properties fo:margin-left="0cm" fo:margin-right="0cm" fo:text-align="justify" style:justify-single-word="false" fo:text-indent="0cm" style:auto-text-indent="false">
        <style:tab-stops/>
      </style:paragraph-properties>
      <style:text-properties style:font-name="Arial1" fo:font-size="10pt" officeooo:rsid="001d946b" officeooo:paragraph-rsid="001d946b" style:font-size-asian="10pt" style:font-size-complex="10pt"/>
    </style:style>
    <style:style style:name="P18"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d946b" officeooo:paragraph-rsid="00251e5f" style:font-size-asian="10pt" style:font-size-complex="10pt"/>
    </style:style>
    <style:style style:name="P19"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d946b" officeooo:paragraph-rsid="002b2cb2" style:font-size-asian="10pt" style:font-size-complex="10pt"/>
    </style:style>
    <style:style style:name="P20" style:family="paragraph" style:parent-style-name="Standard">
      <style:paragraph-properties fo:margin-left="0cm" fo:margin-right="0cm" fo:text-align="justify" style:justify-single-word="false" fo:text-indent="0cm" style:auto-text-indent="false">
        <style:tab-stops/>
      </style:paragraph-properties>
      <style:text-properties style:font-name="Arial1" fo:font-size="10pt" officeooo:rsid="001d946b" officeooo:paragraph-rsid="002b2cb2" style:font-size-asian="10pt" style:font-size-complex="10pt"/>
    </style:style>
    <style:style style:name="P21"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1d946b" officeooo:paragraph-rsid="0032cfc9" style:font-size-asian="10pt" style:font-size-complex="10pt"/>
    </style:style>
    <style:style style:name="P22" style:family="paragraph" style:parent-style-name="Standard">
      <style:paragraph-properties fo:margin-left="0cm" fo:margin-right="0cm" fo:text-align="justify" style:justify-single-word="false" fo:text-indent="0cm" style:auto-text-indent="false">
        <style:tab-stops/>
      </style:paragraph-properties>
      <style:text-properties style:font-name="Arial1" fo:font-size="10pt" officeooo:rsid="001d946b" officeooo:paragraph-rsid="0032cfc9" style:font-size-asian="10pt" style:font-size-complex="10pt"/>
    </style:style>
    <style:style style:name="P23" style:family="paragraph" style:parent-style-name="Standard">
      <style:paragraph-properties fo:margin-top="0.101cm" fo:margin-bottom="0.101cm" style:contextual-spacing="false" fo:text-align="start" style:justify-single-word="false"/>
      <style:text-properties style:font-name="Arial1" fo:font-size="10pt" style:font-size-asian="10pt" style:font-size-complex="10pt"/>
    </style:style>
    <style:style style:name="P24"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41046" officeooo:paragraph-rsid="00251e5f" style:font-size-asian="10pt" style:font-size-complex="10pt"/>
    </style:style>
    <style:style style:name="P25"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41046" officeooo:paragraph-rsid="0027053f" style:font-size-asian="10pt" style:font-size-complex="10pt"/>
    </style:style>
    <style:style style:name="P26"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41046" officeooo:paragraph-rsid="002c4fc8" style:font-size-asian="10pt" style:font-size-complex="10pt"/>
    </style:style>
    <style:style style:name="P27"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41046" officeooo:paragraph-rsid="002e00a8" style:font-size-asian="10pt" style:font-size-complex="10pt"/>
    </style:style>
    <style:style style:name="P28"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41046" officeooo:paragraph-rsid="00357905" style:font-size-asian="10pt" style:font-size-complex="10pt"/>
    </style:style>
    <style:style style:name="P29"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8c2f1" officeooo:paragraph-rsid="0028c2f1" style:font-size-asian="10pt" style:font-size-complex="10pt"/>
    </style:style>
    <style:style style:name="P30"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b2cb2" officeooo:paragraph-rsid="0032cfc9" style:font-size-asian="10pt" style:font-size-complex="10pt"/>
    </style:style>
    <style:style style:name="P31"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b2cb2" officeooo:paragraph-rsid="0033fbb8" style:font-size-asian="10pt" style:font-size-complex="10pt"/>
    </style:style>
    <style:style style:name="P32"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2fe7bf" officeooo:paragraph-rsid="002fe7bf" style:font-size-asian="10pt" style:font-size-complex="10pt"/>
    </style:style>
    <style:style style:name="P33"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305ede" officeooo:paragraph-rsid="00305ede" style:font-size-asian="10pt" style:font-size-complex="10pt"/>
    </style:style>
    <style:style style:name="P34"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385e18" officeooo:paragraph-rsid="0039dc25" style:font-size-asian="10pt" style:font-size-complex="10pt"/>
    </style:style>
    <style:style style:name="P35"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39dc25" officeooo:paragraph-rsid="0039dc25" style:font-size-asian="10pt" style:font-size-complex="10pt"/>
    </style:style>
    <style:style style:name="P36"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3cf23e" officeooo:paragraph-rsid="003cf23e" style:font-size-asian="10pt" style:font-size-complex="10pt"/>
    </style:style>
    <style:style style:name="P37"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44b7df" officeooo:paragraph-rsid="0044b7df" style:font-size-asian="10pt" style:font-size-complex="10pt"/>
    </style:style>
    <style:style style:name="P38"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458614" officeooo:paragraph-rsid="00458614" style:font-size-asian="10pt" style:font-size-complex="10pt"/>
    </style:style>
    <style:style style:name="P39"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470e64" officeooo:paragraph-rsid="00470e64" style:font-size-asian="10pt" style:font-size-complex="10pt"/>
    </style:style>
    <style:style style:name="P40"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470e64" officeooo:paragraph-rsid="00596fdf" style:font-size-asian="10pt" style:font-size-complex="10pt"/>
    </style:style>
    <style:style style:name="P41"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5aa024" officeooo:paragraph-rsid="005aa024" style:font-size-asian="10pt" style:font-size-complex="10pt"/>
    </style:style>
    <style:style style:name="P42"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officeooo:rsid="005aa024" officeooo:paragraph-rsid="005cb1b9" style:font-size-asian="10pt" style:font-size-complex="10pt"/>
    </style:style>
    <style:style style:name="P43"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tab-stop style:position="17.593cm"/>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master-page-name="">
      <style:paragraph-properties fo:margin-left="0cm" fo:margin-right="0cm" fo:margin-top="0.101cm" fo:margin-bottom="0.101cm" style:contextual-spacing="false" fo:text-align="justify" style:justify-single-word="false" fo:text-indent="0cm" style:auto-text-indent="false" style:page-number="auto">
        <style:tab-stops>
          <style:tab-stop style:position="17.593cm"/>
        </style:tab-stops>
      </style:paragraph-properties>
      <style:text-properties style:font-name="Arial1" fo:font-size="10pt" fo:font-style="normal" fo:font-weight="normal" officeooo:paragraph-rsid="006b150f"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023cm" fo:margin-right="0cm" fo:margin-top="0.101cm" fo:margin-bottom="0.101cm" style:contextual-spacing="false" fo:text-align="justify" style:justify-single-word="false" fo:text-indent="0cm" style:auto-text-indent="false">
        <style:tab-stops/>
      </style:paragraph-properties>
      <style:text-properties style:font-name="Arial1" fo:font-size="10pt" fo:font-style="normal" fo:font-weight="normal" officeooo:paragraph-rsid="006b150f"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954cm" fo:margin-right="0cm" fo:margin-top="0.101cm" fo:margin-bottom="0.101cm" style:contextual-spacing="false" fo:text-align="center" style:justify-single-word="false" fo:text-indent="0cm" style:auto-text-indent="false">
        <style:tab-stops>
          <style:tab-stop style:position="17.593cm"/>
        </style:tab-stops>
      </style:paragraph-properties>
      <style:text-properties style:font-name="Arial1" fo:font-size="10pt" fo:font-style="normal" fo:font-weight="normal" officeooo:paragraph-rsid="006b150f"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0cm" fo:margin-right="0cm" fo:margin-top="0.101cm" fo:margin-bottom="0.101cm" style:contextual-spacing="false" fo:text-align="center" style:justify-single-word="false" fo:text-indent="0cm" style:auto-text-indent="false">
        <style:tab-stops>
          <style:tab-stop style:position="17.593cm"/>
        </style:tab-stops>
      </style:paragraph-properties>
      <style:text-properties style:font-name="Arial1" fo:font-size="10pt" fo:font-style="normal" fo:font-weight="normal" officeooo:paragraph-rsid="006b892a"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cm" fo:margin-right="0cm" fo:margin-top="0.101cm" fo:margin-bottom="0.101cm" style:contextual-spacing="false" fo:text-align="center" style:justify-single-word="false" fo:text-indent="0cm" style:auto-text-indent="false">
        <style:tab-stops>
          <style:tab-stop style:position="17.593cm"/>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bold" officeooo:rsid="001c250b" officeooo:paragraph-rsid="001c250b" style:font-size-asian="10pt" style:font-weight-asian="bold" style:font-size-complex="10pt" style:font-weight-complex="bold"/>
    </style:style>
    <style:style style:name="P50"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bold" officeooo:rsid="001c250b" officeooo:paragraph-rsid="0042d469" style:font-size-asian="10pt" style:font-weight-asian="bold" style:font-size-complex="10pt" style:font-weight-complex="bold"/>
    </style:style>
    <style:style style:name="P51"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bold" officeooo:rsid="001c250b" officeooo:paragraph-rsid="0044b7df" style:font-size-asian="10pt" style:font-weight-asian="bold" style:font-size-complex="10pt" style:font-weight-complex="bold"/>
    </style:style>
    <style:style style:name="P52"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bold" officeooo:rsid="001c250b" officeooo:paragraph-rsid="005816d8" style:font-size-asian="10pt" style:font-weight-asian="bold" style:font-size-complex="10pt" style:font-weight-complex="bold"/>
    </style:style>
    <style:style style:name="P53"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bold" officeooo:rsid="001c250b" officeooo:paragraph-rsid="005fb499" style:font-size-asian="10pt" style:font-weight-asian="bold" style:font-size-complex="10pt" style:font-weight-complex="bold"/>
    </style:style>
    <style:style style:name="P54"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bold" officeooo:rsid="005fe36c" officeooo:paragraph-rsid="005fe36c" style:font-size-asian="10pt" style:font-weight-asian="bold" style:font-size-complex="10pt" style:font-weight-complex="bold"/>
    </style:style>
    <style:style style:name="P55"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style:font-size-asian="10pt" style:font-weight-asian="normal" style:font-size-complex="10pt" style:font-weight-complex="normal"/>
    </style:style>
    <style:style style:name="P56"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1c250b" officeooo:paragraph-rsid="001c250b" style:font-size-asian="10pt" style:font-weight-asian="normal" style:font-size-complex="10pt" style:font-weight-complex="normal"/>
    </style:style>
    <style:style style:name="P57"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385e18" officeooo:paragraph-rsid="00385e18" style:font-size-asian="10pt" style:font-weight-asian="normal" style:font-size-complex="10pt" style:font-weight-complex="normal"/>
    </style:style>
    <style:style style:name="P58"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3f9d8d" officeooo:paragraph-rsid="003f9d8d" style:font-size-asian="10pt" style:font-weight-asian="normal" style:font-size-complex="10pt" style:font-weight-complex="normal"/>
    </style:style>
    <style:style style:name="P59"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470e64" officeooo:paragraph-rsid="00524cb4" style:font-size-asian="10pt" style:font-weight-asian="normal" style:font-size-complex="10pt" style:font-weight-complex="normal"/>
    </style:style>
    <style:style style:name="P60"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57280e" officeooo:paragraph-rsid="0057280e" style:font-size-asian="10pt" style:font-weight-asian="normal" style:font-size-complex="10pt" style:font-weight-complex="normal"/>
    </style:style>
    <style:style style:name="P61"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5aa024" officeooo:paragraph-rsid="005aa024" style:font-size-asian="10pt" style:font-weight-asian="normal" style:font-size-complex="10pt" style:font-weight-complex="normal"/>
    </style:style>
    <style:style style:name="P62" style:family="paragraph" style:parent-style-name="Standard">
      <style:paragraph-properties fo:text-align="center" style:justify-single-word="false"/>
      <style:text-properties style:font-name="Arial1" fo:font-size="14pt" fo:font-style="normal" fo:font-weight="bold" style:font-size-asian="14pt" style:font-style-asian="normal" style:font-weight-asian="bold" style:font-size-complex="14pt" style:font-style-complex="normal" style:font-weight-complex="bold"/>
    </style:style>
    <style:style style:name="P63" style:family="paragraph" style:parent-style-name="Standard">
      <style:paragraph-properties fo:margin-left="0cm" fo:margin-right="0cm" fo:margin-top="0.101cm" fo:margin-bottom="0.101cm" style:contextual-spacing="false" fo:text-align="center" style:justify-single-word="false" fo:text-indent="0cm" style:auto-text-indent="false">
        <style:tab-stops/>
      </style:paragraph-properties>
      <style:text-properties style:font-name="Arial1" fo:font-size="14pt" fo:font-weight="bold" style:font-size-asian="14pt" style:font-weight-asian="bold" style:font-size-complex="14pt" style:font-weight-complex="bold"/>
    </style:style>
    <style:style style:name="P64" style:family="paragraph" style:parent-style-name="Standard">
      <style:paragraph-properties fo:margin-left="0cm" fo:margin-right="0cm" fo:margin-top="0.101cm" fo:margin-bottom="0.101cm" style:contextual-spacing="false" fo:text-align="center" style:justify-single-word="false" fo:text-indent="0cm" style:auto-text-indent="false" fo:break-before="page">
        <style:tab-stops/>
      </style:paragraph-properties>
      <style:text-properties style:font-name="Arial1" fo:font-size="12pt" fo:font-weight="bold" officeooo:rsid="001c250b" officeooo:paragraph-rsid="00652eff" style:font-size-asian="12pt" style:font-weight-asian="bold" style:font-size-complex="12pt" style:font-weight-complex="bold"/>
    </style:style>
    <style:style style:name="P65"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tab-stop style:position="17.593cm"/>
        </style:tab-stops>
      </style:paragraph-properties>
    </style:style>
    <style:style style:name="P66"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 fo:font-size="10pt" style:font-size-asian="10pt" style:font-size-complex="10pt"/>
    </style:style>
    <style:style style:name="P67" style:family="paragraph" style:parent-style-name="Standard">
      <style:paragraph-properties fo:margin-left="0cm" fo:margin-right="0cm" fo:margin-top="0.101cm" fo:margin-bottom="0.101cm" style:contextual-spacing="false" fo:text-align="center" style:justify-single-word="false" fo:text-indent="0cm" style:auto-text-indent="false">
        <style:tab-stops>
          <style:tab-stop style:position="17.593cm"/>
        </style:tab-stops>
      </style:paragraph-properties>
      <style:text-properties officeooo:paragraph-rsid="006b892a"/>
    </style:style>
    <style:style style:name="P68" style:family="paragraph" style:parent-style-name="Standard" style:list-style-name="Numbering_20_ivx">
      <style:paragraph-properties fo:margin-top="0.101cm" fo:margin-bottom="0.101cm" style:contextual-spacing="false" fo:text-align="justify" style:justify-single-word="false">
        <style:tab-stops/>
      </style:paragraph-properties>
      <style:text-properties style:font-name="Arial1" fo:font-size="10pt" officeooo:rsid="0044b7df" officeooo:paragraph-rsid="0044b7df" style:font-size-asian="10pt" style:font-size-complex="10pt"/>
    </style:style>
    <style:style style:name="P69" style:family="paragraph" style:parent-style-name="Standard" style:list-style-name="Numbering_20_ivx">
      <style:paragraph-properties fo:margin-top="0.101cm" fo:margin-bottom="0.101cm" style:contextual-spacing="false" fo:text-align="justify" style:justify-single-word="false">
        <style:tab-stops/>
      </style:paragraph-properties>
      <style:text-properties style:font-name="Arial1" fo:font-size="10pt" officeooo:rsid="00458614" officeooo:paragraph-rsid="00458614" style:font-size-asian="10pt" style:font-size-complex="10pt"/>
    </style:style>
    <style:style style:name="P70" style:family="paragraph" style:parent-style-name="Standard">
      <style:paragraph-properties fo:margin-left="0cm" fo:margin-right="0cm" fo:margin-top="0.101cm" fo:margin-bottom="0.101cm" style:contextual-spacing="false" fo:text-align="justify" style:justify-single-word="false" fo:text-indent="0cm" style:auto-text-indent="false">
        <style:tab-stops/>
      </style:paragraph-properties>
      <style:text-properties style:font-name="Arial1" fo:font-size="10pt" fo:font-weight="normal" officeooo:rsid="005fe36c" officeooo:paragraph-rsid="005fe36c"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14d02d" style:font-weight-asian="bold" style:font-weight-complex="bold"/>
    </style:style>
    <style:style style:name="T3" style:family="text">
      <style:text-properties fo:font-weight="bold" officeooo:rsid="001c250b" style:font-weight-asian="bold" style:font-weight-complex="bold"/>
    </style:style>
    <style:style style:name="T4" style:family="text">
      <style:text-properties fo:font-weight="bold" officeooo:rsid="0017ac7e" style:font-weight-asian="bold" style:font-weight-complex="bold"/>
    </style:style>
    <style:style style:name="T5" style:family="text">
      <style:text-properties fo:font-weight="bold" officeooo:rsid="001d946b" style:font-weight-asian="bold" style:font-weight-complex="bold"/>
    </style:style>
    <style:style style:name="T6" style:family="text">
      <style:text-properties fo:font-weight="bold" officeooo:rsid="00241046" style:font-weight-asian="bold" style:font-weight-complex="bold"/>
    </style:style>
    <style:style style:name="T7" style:family="text">
      <style:text-properties fo:font-weight="bold" officeooo:rsid="002b2cb2" style:font-weight-asian="bold" style:font-weight-complex="bold"/>
    </style:style>
    <style:style style:name="T8" style:family="text">
      <style:text-properties fo:font-weight="bold" officeooo:rsid="002c1a2a" style:font-weight-asian="bold" style:font-weight-complex="bold"/>
    </style:style>
    <style:style style:name="T9" style:family="text">
      <style:text-properties fo:font-weight="bold" officeooo:rsid="0032cfc9" style:font-weight-asian="bold" style:font-weight-complex="bold"/>
    </style:style>
    <style:style style:name="T10" style:family="text">
      <style:text-properties fo:font-weight="bold" officeooo:rsid="0033665d" style:font-weight-asian="bold" style:font-weight-complex="bold"/>
    </style:style>
    <style:style style:name="T11" style:family="text">
      <style:text-properties fo:font-weight="bold" officeooo:rsid="0033fbb8" style:font-weight-asian="bold" style:font-weight-complex="bold"/>
    </style:style>
    <style:style style:name="T12" style:family="text">
      <style:text-properties fo:font-weight="bold" officeooo:rsid="0039dc25" style:font-weight-asian="bold" style:font-weight-complex="bold"/>
    </style:style>
    <style:style style:name="T13" style:family="text">
      <style:text-properties fo:font-weight="bold" officeooo:rsid="00596fdf" style:font-weight-asian="bold" style:font-weight-complex="bold"/>
    </style:style>
    <style:style style:name="T14" style:family="text">
      <style:text-properties fo:font-weight="bold" officeooo:rsid="0042d469" style:font-weight-asian="bold" style:font-weight-complex="bold"/>
    </style:style>
    <style:style style:name="T15" style:family="text">
      <style:text-properties fo:font-weight="bold" officeooo:rsid="0044b7df" style:font-weight-asian="bold" style:font-weight-complex="bold"/>
    </style:style>
    <style:style style:name="T16" style:family="text">
      <style:text-properties fo:font-weight="bold" officeooo:rsid="006b150f"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78d6f" style:font-weight-asian="normal" style:font-weight-complex="normal"/>
    </style:style>
    <style:style style:name="T19" style:family="text">
      <style:text-properties fo:font-weight="normal" officeooo:rsid="0017ac7e" style:font-weight-asian="normal" style:font-weight-complex="normal"/>
    </style:style>
    <style:style style:name="T20" style:family="text">
      <style:text-properties fo:font-weight="normal" officeooo:rsid="00196afc" style:font-weight-asian="normal" style:font-weight-complex="normal"/>
    </style:style>
    <style:style style:name="T21" style:family="text">
      <style:text-properties fo:font-weight="normal" officeooo:rsid="001aaaf2" style:font-weight-asian="normal" style:font-weight-complex="normal"/>
    </style:style>
    <style:style style:name="T22" style:family="text">
      <style:text-properties fo:font-weight="normal" officeooo:rsid="002112ed" style:font-weight-asian="normal" style:font-weight-complex="normal"/>
    </style:style>
    <style:style style:name="T23" style:family="text">
      <style:text-properties fo:font-weight="normal" officeooo:rsid="00241046" style:font-weight-asian="normal" style:font-weight-complex="normal"/>
    </style:style>
    <style:style style:name="T24" style:family="text">
      <style:text-properties fo:font-weight="normal" officeooo:rsid="00251e5f" style:font-weight-asian="normal" style:font-weight-complex="normal"/>
    </style:style>
    <style:style style:name="T25" style:family="text">
      <style:text-properties fo:font-weight="normal" officeooo:rsid="0027014a" style:font-weight-asian="normal" style:font-weight-complex="normal"/>
    </style:style>
    <style:style style:name="T26" style:family="text">
      <style:text-properties fo:font-weight="normal" officeooo:rsid="0028177b" style:font-weight-asian="normal" style:font-weight-complex="normal"/>
    </style:style>
    <style:style style:name="T27" style:family="text">
      <style:text-properties fo:font-weight="normal" officeooo:rsid="001d946b" style:font-weight-asian="normal" style:font-weight-complex="normal"/>
    </style:style>
    <style:style style:name="T28" style:family="text">
      <style:text-properties fo:font-weight="normal" officeooo:rsid="002b2cb2" style:font-weight-asian="normal" style:font-weight-complex="normal"/>
    </style:style>
    <style:style style:name="T29" style:family="text">
      <style:text-properties fo:font-weight="normal" officeooo:rsid="002c1a2a" style:font-weight-asian="normal" style:font-weight-complex="normal"/>
    </style:style>
    <style:style style:name="T30" style:family="text">
      <style:text-properties fo:font-weight="normal" officeooo:rsid="00315bde" style:font-weight-asian="normal" style:font-weight-complex="normal"/>
    </style:style>
    <style:style style:name="T31" style:family="text">
      <style:text-properties fo:font-weight="normal" officeooo:rsid="0032cfc9" style:font-weight-asian="normal" style:font-weight-complex="normal"/>
    </style:style>
    <style:style style:name="T32" style:family="text">
      <style:text-properties fo:font-weight="normal" officeooo:rsid="0033665d" style:font-weight-asian="normal" style:font-weight-complex="normal"/>
    </style:style>
    <style:style style:name="T33" style:family="text">
      <style:text-properties fo:font-weight="normal" officeooo:rsid="0033fbb8" style:font-weight-asian="normal" style:font-weight-complex="normal"/>
    </style:style>
    <style:style style:name="T34" style:family="text">
      <style:text-properties fo:font-weight="normal" officeooo:rsid="003821d9" style:font-weight-asian="normal" style:font-weight-complex="normal"/>
    </style:style>
    <style:style style:name="T35" style:family="text">
      <style:text-properties fo:font-weight="normal" officeooo:rsid="00385e18" style:font-weight-asian="normal" style:font-weight-complex="normal"/>
    </style:style>
    <style:style style:name="T36" style:family="text">
      <style:text-properties fo:font-weight="normal" officeooo:rsid="0039dc25" style:font-weight-asian="normal" style:font-weight-complex="normal"/>
    </style:style>
    <style:style style:name="T37" style:family="text">
      <style:text-properties fo:font-weight="normal" officeooo:rsid="003b8382" style:font-weight-asian="normal" style:font-weight-complex="normal"/>
    </style:style>
    <style:style style:name="T38" style:family="text">
      <style:text-properties fo:font-weight="normal" officeooo:rsid="003dc5d6" style:font-weight-asian="normal" style:font-weight-complex="normal"/>
    </style:style>
    <style:style style:name="T39" style:family="text">
      <style:text-properties fo:font-weight="normal" officeooo:rsid="00497792" style:font-weight-asian="normal" style:font-weight-complex="normal"/>
    </style:style>
    <style:style style:name="T40" style:family="text">
      <style:text-properties fo:font-weight="normal" officeooo:rsid="00498225" style:font-weight-asian="normal" style:font-weight-complex="normal"/>
    </style:style>
    <style:style style:name="T41" style:family="text">
      <style:text-properties fo:font-weight="normal" officeooo:rsid="004c3db8" style:font-weight-asian="normal" style:font-weight-complex="normal"/>
    </style:style>
    <style:style style:name="T42" style:family="text">
      <style:text-properties fo:font-weight="normal" officeooo:rsid="0050ad2d" style:font-weight-asian="normal" style:font-weight-complex="normal"/>
    </style:style>
    <style:style style:name="T43" style:family="text">
      <style:text-properties fo:font-weight="normal" officeooo:rsid="0052fe3d" style:font-weight-asian="normal" style:font-weight-complex="normal"/>
    </style:style>
    <style:style style:name="T44" style:family="text">
      <style:text-properties fo:font-weight="normal" officeooo:rsid="0054c359" style:font-weight-asian="normal" style:font-weight-complex="normal"/>
    </style:style>
    <style:style style:name="T45" style:family="text">
      <style:text-properties fo:font-weight="normal" officeooo:rsid="0056b389" style:font-weight-asian="normal" style:font-weight-complex="normal"/>
    </style:style>
    <style:style style:name="T46" style:family="text">
      <style:text-properties fo:font-weight="normal" officeooo:rsid="0044b7df" style:font-weight-asian="normal" style:font-weight-complex="normal"/>
    </style:style>
    <style:style style:name="T47" style:family="text">
      <style:text-properties fo:font-weight="normal" officeooo:rsid="00596fdf" style:font-weight-asian="normal" style:font-weight-complex="normal"/>
    </style:style>
    <style:style style:name="T48" style:family="text">
      <style:text-properties fo:font-weight="normal" officeooo:rsid="005c8fa3" style:font-weight-asian="normal" style:font-weight-complex="normal"/>
    </style:style>
    <style:style style:name="T49" style:family="text">
      <style:text-properties fo:font-weight="normal" officeooo:rsid="005cb1b9" style:font-weight-asian="normal" style:font-weight-complex="normal"/>
    </style:style>
    <style:style style:name="T50" style:family="text">
      <style:text-properties fo:font-weight="normal" officeooo:rsid="005fb499" style:font-weight-asian="normal" style:font-weight-complex="normal"/>
    </style:style>
    <style:style style:name="T51" style:family="text">
      <style:text-properties fo:font-weight="normal" style:font-name-asian="SimSun" style:font-weight-asian="normal" style:font-name-complex="Mangal1" style:font-weight-complex="normal"/>
    </style:style>
    <style:style style:name="T52" style:family="text">
      <style:text-properties style:font-name="Arial"/>
    </style:style>
    <style:style style:name="T53" style:family="text">
      <style:text-properties style:font-name="Arial" fo:font-style="normal" style:font-name-asian="SimSun" style:font-style-asian="normal" style:font-name-complex="Mangal1" style:font-style-complex="normal"/>
    </style:style>
    <style:style style:name="T54" style:family="text">
      <style:text-properties style:font-name="Arial" fo:font-style="normal" fo:font-weight="bold" style:font-name-asian="SimSun" style:font-style-asian="normal" style:font-weight-asian="bold" style:font-name-complex="Mangal1" style:font-style-complex="normal" style:font-weight-complex="bold"/>
    </style:style>
    <style:style style:name="T55" style:family="text">
      <style:text-properties style:font-name="Arial" fo:font-style="normal" fo:font-weight="bold" officeooo:rsid="006b150f" style:font-name-asian="SimSun" style:font-style-asian="normal" style:font-weight-asian="bold" style:font-name-complex="Mangal1" style:font-style-complex="normal" style:font-weight-complex="bold"/>
    </style:style>
    <style:style style:name="T56" style:family="text">
      <style:text-properties style:font-name="Arial" fo:font-style="normal" fo:font-weight="normal" style:font-name-asian="SimSun" style:font-style-asian="normal" style:font-weight-asian="normal" style:font-name-complex="Mangal1" style:font-style-complex="normal" style:font-weight-complex="normal"/>
    </style:style>
    <style:style style:name="T57" style:family="text">
      <style:text-properties style:font-name="Arial" fo:font-style="normal" fo:font-weight="normal" officeooo:rsid="0068eb9d" style:font-name-asian="SimSun" style:font-style-asian="normal" style:font-weight-asian="normal" style:font-name-complex="Mangal1" style:font-style-complex="normal" style:font-weight-complex="normal"/>
    </style:style>
    <style:style style:name="T58" style:family="text">
      <style:text-properties style:font-name="Arial" fo:font-weight="bold" officeooo:rsid="006b150f" style:font-weight-asian="bold" style:font-weight-complex="bold"/>
    </style:style>
    <style:style style:name="T59" style:family="text">
      <style:text-properties style:font-name="Arial" fo:font-weight="normal" style:font-weight-asian="normal" style:font-weight-complex="normal"/>
    </style:style>
    <style:style style:name="T60" style:family="text">
      <style:text-properties style:font-name="Arial" fo:font-weight="normal" officeooo:rsid="0050ad2d" style:font-weight-asian="normal" style:font-weight-complex="normal"/>
    </style:style>
    <style:style style:name="T61" style:family="text">
      <style:text-properties style:font-name="Arial" fo:font-weight="normal" style:font-name-asian="Arial" style:font-weight-asian="normal" style:font-name-complex="Arial" style:font-weight-complex="normal"/>
    </style:style>
    <style:style style:name="T62" style:family="text">
      <style:text-properties style:font-name="Arial" fo:font-weight="normal" officeooo:rsid="00596fdf" style:font-name-asian="Arial" style:font-weight-asian="normal" style:font-name-complex="Arial" style:font-weight-complex="normal"/>
    </style:style>
    <style:style style:name="T63" style:family="text">
      <style:text-properties style:font-name="Arial" style:font-name-asian="Arial" style:font-name-complex="Arial"/>
    </style:style>
    <style:style style:name="T64" style:family="text">
      <style:text-properties style:text-position="0% 100%" style:font-name="Arial" fo:font-style="normal" style:font-name-asian="SimSun" style:font-style-asian="normal" style:font-name-complex="Mangal1" style:font-style-complex="normal"/>
    </style:style>
    <style:style style:name="T65" style:family="text">
      <style:text-properties style:text-position="0% 100%" style:font-name="Arial" fo:font-style="normal" officeooo:rsid="0068eb9d" style:font-name-asian="SimSun" style:font-style-asian="normal" style:font-name-complex="Mangal1" style:font-style-complex="normal"/>
    </style:style>
    <style:style style:name="T66" style:family="text">
      <style:text-properties style:text-position="0% 100%" style:font-name="Arial" fo:font-style="normal" fo:font-weight="bold" style:font-name-asian="SimSun" style:font-style-asian="normal" style:font-weight-asian="bold" style:font-name-complex="Mangal1" style:font-style-complex="normal" style:font-weight-complex="bold"/>
    </style:style>
    <style:style style:name="T67" style:family="text">
      <style:text-properties style:text-position="0% 100%" style:font-name="Arial" fo:font-style="normal" fo:font-weight="bold" officeooo:rsid="006b150f" style:font-name-asian="SimSun" style:font-style-asian="normal" style:font-weight-asian="bold" style:font-name-complex="Mangal1" style:font-style-complex="normal" style:font-weight-complex="bold"/>
    </style:style>
    <style:style style:name="T68" style:family="text">
      <style:text-properties style:text-position="0% 100%" style:font-name="Arial" fo:font-weight="normal" officeooo:rsid="00169f55" style:font-name-asian="Arial" style:font-weight-asian="normal" style:font-name-complex="Arial" style:font-weight-complex="normal"/>
    </style:style>
    <style:style style:name="T69" style:family="text">
      <style:text-properties style:text-position="0% 100%" fo:font-style="normal" style:font-name-asian="SimSun" style:font-style-asian="normal" style:font-name-complex="Mangal1" style:font-style-complex="normal"/>
    </style:style>
    <style:style style:name="T70" style:family="text">
      <style:text-properties style:text-position="0% 100%" fo:font-style="normal" officeooo:rsid="006a99a7" style:font-name-asian="SimSun" style:font-style-asian="normal" style:font-name-complex="Mangal1" style:font-style-complex="normal"/>
    </style:style>
    <style:style style:name="T71" style:family="text">
      <style:text-properties style:text-position="0% 100%" fo:font-style="normal" officeooo:rsid="006b892a" style:font-name-asian="SimSun" style:font-style-asian="normal" style:font-name-complex="Mangal1" style:font-style-complex="normal"/>
    </style:style>
    <style:style style:name="T72" style:family="text">
      <style:text-properties style:text-position="0% 100%" fo:font-style="normal" officeooo:rsid="006cfbc3" style:font-name-asian="SimSun" style:font-style-asian="normal" style:font-name-complex="Mangal1" style:font-style-complex="normal"/>
    </style:style>
    <style:style style:name="T73" style:family="text">
      <style:text-properties style:text-position="0% 100%" fo:font-style="normal" officeooo:rsid="006db664" style:font-name-asian="SimSun" style:font-style-asian="normal" style:font-name-complex="Mangal1" style:font-style-complex="normal"/>
    </style:style>
    <style:style style:name="T74" style:family="text">
      <style:text-properties style:text-position="0% 100%" style:font-name="Arial1" fo:font-size="10pt" fo:font-style="normal" fo:font-weight="normal" style:font-name-asian="SimSun" style:font-size-asian="10pt" style:font-style-asian="normal" style:font-weight-asian="normal" style:font-name-complex="Mangal1" style:font-size-complex="10pt" style:font-style-complex="normal" style:font-weight-complex="normal"/>
    </style:style>
    <style:style style:name="T75" style:family="text">
      <style:text-properties style:text-position="0% 100%" style:font-name="Arial1" fo:font-size="10pt" fo:font-style="normal" fo:font-weight="normal" officeooo:rsid="006b892a" style:font-name-asian="SimSun" style:font-size-asian="10pt" style:font-style-asian="normal" style:font-weight-asian="normal" style:font-name-complex="Mangal1" style:font-size-complex="10pt" style:font-style-complex="normal" style:font-weight-complex="normal"/>
    </style:style>
    <style:style style:name="T76" style:family="text">
      <style:text-properties style:text-position="0% 100%" style:font-name="Arial1" fo:font-size="14pt" fo:font-style="normal" fo:font-weight="bold" style:font-name-asian="SimSun" style:font-size-asian="14pt" style:font-style-asian="normal" style:font-weight-asian="bold" style:font-name-complex="Mangal1" style:font-size-complex="14pt" style:font-style-complex="normal" style:font-weight-complex="bold"/>
    </style:style>
    <style:style style:name="T77" style:family="text">
      <style:text-properties style:text-position="0% 100%" style:font-name="Arial1" fo:font-size="14pt" fo:font-style="normal" fo:font-weight="bold" officeooo:rsid="006562b3" style:font-name-asian="SimSun" style:font-size-asian="14pt" style:font-style-asian="normal" style:font-weight-asian="bold" style:font-name-complex="Mangal1" style:font-size-complex="14pt" style:font-style-complex="normal" style:font-weight-complex="bold"/>
    </style:style>
    <style:style style:name="T78" style:family="text">
      <style:text-properties style:text-position="0% 100%" style:font-name="Arial1" fo:font-size="14pt" fo:font-style="normal" fo:font-weight="bold" officeooo:rsid="006b892a" style:font-name-asian="SimSun" style:font-size-asian="14pt" style:font-style-asian="normal" style:font-weight-asian="bold" style:font-name-complex="Mangal1" style:font-size-complex="14pt" style:font-style-complex="normal" style:font-weight-complex="bold"/>
    </style:style>
    <style:style style:name="T79" style:family="text">
      <style:text-properties style:text-position="0% 100%" style:font-name="Arial1" fo:font-size="14pt" fo:font-style="normal" fo:font-weight="bold" officeooo:rsid="00675197" style:font-name-asian="SimSun" style:font-size-asian="14pt" style:font-style-asian="normal" style:font-weight-asian="bold" style:font-name-complex="Mangal1" style:font-size-complex="14pt" style:font-style-complex="normal" style:font-weight-complex="bold"/>
    </style:style>
    <style:style style:name="T80" style:family="text">
      <style:text-properties style:text-position="0% 100%" fo:font-size="14pt" fo:font-style="normal" fo:font-weight="bold" style:font-name-asian="SimSun" style:font-size-asian="14pt" style:font-style-asian="normal" style:font-weight-asian="bold" style:font-name-complex="Mangal1" style:font-size-complex="14pt" style:font-style-complex="normal" style:font-weight-complex="bold"/>
    </style:style>
    <style:style style:name="T81" style:family="text">
      <style:text-properties style:text-position="0% 100%" fo:font-size="14pt" fo:font-style="normal" fo:font-weight="bold" officeooo:rsid="006562b3" style:font-name-asian="SimSun" style:font-size-asian="14pt" style:font-style-asian="normal" style:font-weight-asian="bold" style:font-name-complex="Mangal1" style:font-size-complex="14pt" style:font-style-complex="normal" style:font-weight-complex="bold"/>
    </style:style>
    <style:style style:name="T82" style:family="text">
      <style:text-properties style:text-position="0% 100%" fo:font-size="14pt" fo:font-style="normal" fo:font-weight="bold" officeooo:rsid="00675197" style:font-name-asian="SimSun" style:font-size-asian="14pt" style:font-style-asian="normal" style:font-weight-asian="bold" style:font-name-complex="Mangal1" style:font-size-complex="14pt" style:font-style-complex="normal" style:font-weight-complex="bold"/>
    </style:style>
    <style:style style:name="T83" style:family="text">
      <style:text-properties style:text-position="0% 100%" fo:font-size="14pt" fo:font-style="normal" fo:font-weight="bold" officeooo:rsid="006b892a" style:font-name-asian="SimSun" style:font-size-asian="14pt" style:font-style-asian="normal" style:font-weight-asian="bold" style:font-name-complex="Mangal1" style:font-size-complex="14pt" style:font-style-complex="normal" style:font-weight-complex="bold"/>
    </style:style>
    <style:style style:name="T84" style:family="text">
      <style:text-properties style:text-position="0% 100%" fo:font-weight="normal" style:font-weight-asian="normal" style:font-weight-complex="normal"/>
    </style:style>
    <style:style style:name="T85" style:family="text">
      <style:text-properties style:text-position="0% 100%" fo:font-weight="normal" officeooo:rsid="0017ac7e" style:font-weight-asian="normal" style:font-weight-complex="normal"/>
    </style:style>
    <style:style style:name="T86" style:family="text">
      <style:text-properties style:text-position="0% 100%" fo:font-weight="normal" officeooo:rsid="0019400c" style:font-weight-asian="normal" style:font-weight-complex="normal"/>
    </style:style>
    <style:style style:name="T87" style:family="text">
      <style:text-properties style:text-position="0% 100%" fo:font-weight="normal" officeooo:rsid="00245f95" style:font-weight-asian="normal" style:font-weight-complex="normal"/>
    </style:style>
    <style:style style:name="T88" style:family="text">
      <style:text-properties style:text-position="0% 100%" fo:font-weight="normal" officeooo:rsid="0027053f" style:font-weight-asian="normal" style:font-weight-complex="normal"/>
    </style:style>
    <style:style style:name="T89" style:family="text">
      <style:text-properties style:text-position="0% 100%" fo:font-weight="normal" officeooo:rsid="002b2cb2" style:font-weight-asian="normal" style:font-weight-complex="normal"/>
    </style:style>
    <style:style style:name="T90" style:family="text">
      <style:text-properties style:text-position="0% 100%" fo:font-weight="normal" officeooo:rsid="002c4fc8" style:font-weight-asian="normal" style:font-weight-complex="normal"/>
    </style:style>
    <style:style style:name="T91" style:family="text">
      <style:text-properties style:text-position="0% 100%" fo:font-weight="normal" officeooo:rsid="002e00a8" style:font-weight-asian="normal" style:font-weight-complex="normal"/>
    </style:style>
    <style:style style:name="T92" style:family="text">
      <style:text-properties style:text-position="0% 100%" fo:font-weight="normal" officeooo:rsid="00241046" style:font-weight-asian="normal" style:font-weight-complex="normal"/>
    </style:style>
    <style:style style:name="T93" style:family="text">
      <style:text-properties style:text-position="0% 100%" fo:font-weight="normal" officeooo:rsid="00352da0" style:font-weight-asian="normal" style:font-weight-complex="normal"/>
    </style:style>
    <style:style style:name="T94" style:family="text">
      <style:text-properties style:text-position="0% 100%" fo:font-weight="normal" officeooo:rsid="00357905" style:font-weight-asian="normal" style:font-weight-complex="normal"/>
    </style:style>
    <style:style style:name="T95" style:family="text">
      <style:text-properties style:text-position="0% 100%" fo:font-weight="normal" officeooo:rsid="002c1a2a" style:font-weight-asian="normal" style:font-weight-complex="normal"/>
    </style:style>
    <style:style style:name="T96" style:family="text">
      <style:text-properties style:text-position="0% 100%" fo:font-weight="normal" officeooo:rsid="00305ede" style:font-weight-asian="normal" style:font-weight-complex="normal"/>
    </style:style>
    <style:style style:name="T97" style:family="text">
      <style:text-properties style:text-position="0% 100%" fo:font-weight="bold" style:font-weight-asian="bold" style:font-weight-complex="bold"/>
    </style:style>
    <style:style style:name="T98" style:family="text">
      <style:text-properties style:text-position="0% 100%" fo:font-weight="bold" officeooo:rsid="002b2cb2" style:font-weight-asian="bold" style:font-weight-complex="bold"/>
    </style:style>
    <style:style style:name="T99" style:family="text">
      <style:text-properties style:text-position="0% 100%" fo:font-weight="bold" officeooo:rsid="002c1a2a" style:font-weight-asian="bold" style:font-weight-complex="bold"/>
    </style:style>
    <style:style style:name="T100" style:family="text">
      <style:text-properties style:text-position="0% 100%" fo:font-weight="bold" officeooo:rsid="002e00a8" style:font-weight-asian="bold" style:font-weight-complex="bold"/>
    </style:style>
    <style:style style:name="T101" style:family="text">
      <style:text-properties style:text-position="0% 100%" fo:font-weight="bold" officeooo:rsid="00241046" style:font-weight-asian="bold" style:font-weight-complex="bold"/>
    </style:style>
    <style:style style:name="T102" style:family="text">
      <style:text-properties style:text-position="sub 58%" style:font-name="Arial"/>
    </style:style>
    <style:style style:name="T103" style:family="text">
      <style:text-properties style:text-position="sub 58%" fo:font-weight="normal" style:font-weight-asian="normal" style:font-weight-complex="normal"/>
    </style:style>
    <style:style style:name="T104" style:family="text">
      <style:text-properties officeooo:rsid="00122b43"/>
    </style:style>
    <style:style style:name="T105" style:family="text">
      <style:text-properties officeooo:rsid="0014d02d"/>
    </style:style>
    <style:style style:name="T106" style:family="text">
      <style:text-properties officeooo:rsid="0015635d"/>
    </style:style>
    <style:style style:name="T107" style:family="text">
      <style:text-properties officeooo:rsid="00178d6f"/>
    </style:style>
    <style:style style:name="T108" style:family="text">
      <style:text-properties style:text-position="super 58%"/>
    </style:style>
    <style:style style:name="T109" style:family="text">
      <style:text-properties style:text-position="super 58%" fo:font-weight="normal" officeooo:rsid="0017ac7e" style:font-weight-asian="normal" style:font-weight-complex="normal"/>
    </style:style>
    <style:style style:name="T110" style:family="text">
      <style:text-properties style:text-position="super 58%" fo:font-weight="normal" officeooo:rsid="0028c2f1" style:font-weight-asian="normal" style:font-weight-complex="normal"/>
    </style:style>
    <style:style style:name="T111" style:family="text">
      <style:text-properties officeooo:rsid="0039dc25"/>
    </style:style>
    <style:style style:name="T112" style:family="text">
      <style:text-properties officeooo:rsid="0042d469"/>
    </style:style>
    <style:style style:name="T113" style:family="text">
      <style:text-properties officeooo:rsid="0044b7df"/>
    </style:style>
    <style:style style:name="T114" style:family="text">
      <style:text-properties officeooo:rsid="00458614"/>
    </style:style>
    <style:style style:name="T115" style:family="text">
      <style:text-properties officeooo:rsid="004a7189"/>
    </style:style>
    <style:style style:name="T116" style:family="text">
      <style:text-properties officeooo:rsid="004ba62e"/>
    </style:style>
    <style:style style:name="T117" style:family="text">
      <style:text-properties officeooo:rsid="00524cb4"/>
    </style:style>
    <style:style style:name="T118" style:family="text">
      <style:text-properties officeooo:rsid="002b2cb2"/>
    </style:style>
    <style:style style:name="T119" style:family="text">
      <style:text-properties officeooo:rsid="005816d8"/>
    </style:style>
    <style:style style:name="T120" style:family="text">
      <style:text-properties officeooo:rsid="00596fdf"/>
    </style:style>
    <style:style style:name="T121" style:family="text">
      <style:text-properties officeooo:rsid="005fb499"/>
    </style:style>
    <style:style style:name="T122" style:family="text">
      <style:text-properties officeooo:rsid="005cb1b9"/>
    </style:style>
    <style:style style:name="T123" style:family="text">
      <style:text-properties officeooo:rsid="0060031b"/>
    </style:style>
    <style:style style:name="T124" style:family="text">
      <style:text-properties officeooo:rsid="00606749"/>
    </style:style>
    <style:style style:name="T125" style:family="text">
      <style:text-properties officeooo:rsid="0061cb2c"/>
    </style:style>
    <style:style style:name="T126" style:family="text">
      <style:text-properties officeooo:rsid="00625a63"/>
    </style:style>
    <style:style style:name="T127" style:family="text">
      <style:text-properties style:font-name="Math Symbol" officeooo:rsid="00625a63"/>
    </style:style>
    <style:style style:name="T128" style:family="text">
      <style:text-properties style:font-name="Math Symbol" fo:font-weight="normal" officeooo:rsid="00625a63" style:font-name-asian="Lucida Bright Math Symbol" style:font-weight-asian="normal" style:font-name-complex="Lucida Bright Math Symbol" style:font-weight-complex="normal"/>
    </style:style>
    <style:style style:name="T129" style:family="text">
      <style:text-properties officeooo:rsid="0062c01b"/>
    </style:style>
    <style:style style:name="T130" style:family="text">
      <style:text-properties officeooo:rsid="0062df22"/>
    </style:style>
    <style:style style:name="T131" style:family="text">
      <style:text-properties officeooo:rsid="0064d9c7"/>
    </style:style>
    <style:style style:name="T132" style:family="text">
      <style:text-properties officeooo:rsid="00652eff"/>
    </style:style>
    <style:style style:name="T133" style:family="text">
      <style:text-properties officeooo:rsid="006562b3"/>
    </style:style>
    <style:style style:name="T134" style:family="text">
      <style:text-properties officeooo:rsid="00675197"/>
    </style:style>
    <style:style style:name="T135" style:family="text">
      <style:text-properties officeooo:rsid="0068eb9d"/>
    </style:style>
    <style:style style:name="T136" style:family="text">
      <style:text-properties officeooo:rsid="006eadfe"/>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107">An Understanding of </text:span>The <text:span text:style-name="T104">R</text:span>eality of Mathematics</text:p>
      <text:p text:style-name="P1"/>
      <text:p text:style-name="P6">Mathematics has been a <text:span text:style-name="T105">successful </text:span>tool used by man for accounting, engineering and to describe and predict the workings of nature which <text:span text:style-name="T105">in modern times </text:span>as well as in the past. It is <text:span text:style-name="T105">essentially </text:span>a human invention consisting of abstracting the real world into a system of statements (axioms or proofs) and symbols <text:span text:style-name="T105">so as to create models that can be understood by the human mind as </text:span>a representation of the description of the real world. The simple <text:span text:style-name="T105">abstract </text:span>mathematical relationship or equation represented using the <text:span text:style-name="T105">alphabetic </text:span>symbols <text:span text:style-name="T105">in</text:span><text:span text:style-name="T2"> M01</text:span><text:span text:style-name="T1"> </text:span>below <text:span text:style-name="T105">that is taught in basic mathematics </text:span>gives a value represented by C as being the <text:span text:style-name="T105">mathematical </text:span>addition of two values represented by A and B.</text:p>
      <text:p text:style-name="P23"><text:tab/><text:tab/><text:tab/><text:tab/><text:tab/><text:tab/>C = A + B<text:tab/><text:tab/><text:tab/><text:tab/><text:span text:style-name="T1">M01</text:span></text:p>
      <text:p text:style-name="P2">Th<text:span text:style-name="T105">is</text:span> abstraction of <text:span text:style-name="T105">numbers</text:span> <text:span text:style-name="T105">forms the most basic foundation of all mathematics, </text:span><text:span text:style-name="T106">but it </text:span>is meaningless unless a context of what A, B and C are is given. C could represent the total population of a country, while A and B the number of Males and Females. </text:p>
      <text:p text:style-name="P2">So mathematics in its pure form without a representation in the real world can loose its meaning or relevance. This is the danger of using mathematics as a tool to reflect the real world. If no check <text:s/>is put into place as to wha<text:span text:style-name="T106">t the symbols</text:span> <text:span text:style-name="T106">r</text:span>epresents, then what a mathematical result or relationship may be interpreted to represent may be totally incorrect and even lost.</text:p>
      <text:p text:style-name="P2"><text:span text:style-name="T3">M01.0 : </text:span><text:span text:style-name="T1">Mathematical Context</text:span></text:p>
      <text:p text:style-name="P7">In order for mathematics to have meaning in the real physical world, it must have a context associated with the mathematics being used to make sense and be plausible in its use. Take the most basic mathematical statement of</text:p>
      <text:p text:style-name="P7">1+1 = 2. What does this mean in the real world? Replace the numbers with an object, say an apple, and the meaning can become obvious. One apple and one apple becomes two apples. But what about if one has one apple and one orange? One could now say that 1+1 <text:span text:style-name="T63">≠</text:span> 2 because apples and oranges are not of the same type, thus the mathematical equation <text:span text:style-name="T1">M01</text:span><text:span text:style-name="T17"> becomes invalid as A and B are not of the same type or same contextual content. However, if an apple and an orange are class</text:span><text:span text:style-name="T18">ified</text:span><text:span text:style-name="T17"> in context as fruit, then one apple and one orange are two </text:span><text:span text:style-name="T20">types</text:span><text:span text:style-name="T17"> of fruit, </text:span><text:span text:style-name="T18">and</text:span><text:span text:style-name="T17"> </text:span><text:span text:style-name="T1">M01</text:span><text:span text:style-name="T17"> becomes valid if A, B and C represents fruit as a category, and </text:span><text:span text:style-name="T50">the mathematical operation of addition is not dependent upon</text:span><text:span text:style-name="T17"> the individual </text:span><text:span text:style-name="T50">types of </text:span><text:span text:style-name="T17">fruit </text:span><text:span text:style-name="T50">that A,B and C represents</text:span><text:span text:style-name="T17">.</text:span></text:p>
      <text:p text:style-name="P8"><text:span text:style-name="T17">Thus mathematical statements need a context so as to have meaning, relevance and be truthful in interpreting the results that a mathematical statement or equation gives. A more accurate meaning of a mathematical statement such as 1+1=2 could be </text:span><text:span text:style-name="T109">a</text:span><text:span text:style-name="T85">1+</text:span><text:span text:style-name="T109">a</text:span><text:span text:style-name="T85">1 = </text:span><text:span text:style-name="T109">a</text:span><text:span text:style-name="T85">2 or</text:span><text:span text:style-name="T108"><draw:frame draw:style-name="fr1" draw:name="Object13" text:anchor-type="as-char" svg:width="2.196cm" svg:height="0.801cm" draw:z-index="16"><draw:object xlink:href="./Object 22" xlink:type="simple" xlink:show="embed" xlink:actuate="onLoad"/><draw:image xlink:href="./ObjectReplacements/Object 22" xlink:type="simple" xlink:show="embed" xlink:actuate="onLoad"/></draw:frame></text:span><text:span text:style-name="T19">where the superscript a before the number gives a</text:span><text:span text:style-name="T21">n abstract</text:span><text:span text:style-name="T19"> symbol for a physical or real world context of the type of object that the number represents. Thus the mathematical statement </text:span><text:span text:style-name="T109">a</text:span><text:span text:style-name="T85">1+</text:span><text:span text:style-name="T109">b</text:span><text:span text:style-name="T85">1 </text:span><text:span text:style-name="T68">≠</text:span><text:span text:style-name="T85"> </text:span><text:span text:style-name="T109">a</text:span><text:span text:style-name="T85">2,</text:span><text:span text:style-name="T109"><draw:frame draw:style-name="fr1" draw:name="Object14" text:anchor-type="as-char" svg:width="3.896cm" svg:height="0.801cm" draw:z-index="17"><draw:object xlink:href="./Object 23" xlink:type="simple" xlink:show="embed" xlink:actuate="onLoad"/><draw:image xlink:href="./ObjectReplacements/Object 23" xlink:type="simple" xlink:show="embed" xlink:actuate="onLoad"/><svg:desc>formula</svg:desc></draw:frame></text:span><text:span text:style-name="T85">,</text:span><text:span text:style-name="T109">a</text:span><text:span text:style-name="T85">1+</text:span><text:span text:style-name="T109">b</text:span><text:span text:style-name="T85">1 </text:span><text:span text:style-name="T68">≠</text:span><text:span text:style-name="T85"> </text:span><text:span text:style-name="T109">b</text:span><text:span text:style-name="T85">2,</text:span><text:span text:style-name="T109"><draw:frame draw:style-name="fr1" draw:name="Object15" text:anchor-type="as-char" svg:width="3.898cm" svg:height="0.801cm" draw:z-index="18"><draw:object xlink:href="./Object 24" xlink:type="simple" xlink:show="embed" xlink:actuate="onLoad"/><draw:image xlink:href="./ObjectReplacements/Object 24" xlink:type="simple" xlink:show="embed" xlink:actuate="onLoad"/><svg:desc>formula</svg:desc></draw:frame></text:span><text:span text:style-name="T85">can be written </text:span><text:span text:style-name="T86">and stated in context.</text:span></text:p>
      <text:p text:style-name="P8"><text:span text:style-name="T19">Of course, if the mathematics represents objects all of the same type or context, this can be negated and the method of writing mathematical equations not be altered. </text:span><text:span text:style-name="T23">Thus a more abstract statement of this concept could be that the addition of two or more numbers has the relationship</text:span></text:p>
      <text:p text:style-name="P9"><text:span text:style-name="T23"><text:tab/><text:tab/><text:tab/> <text:tab/><text:tab/></text:span><text:span text:style-name="T23"><draw:frame draw:style-name="fr1" draw:name="Object16" text:anchor-type="as-char" svg:width="2.367cm" svg:height="0.801cm" draw:z-index="19"><draw:object xlink:href="./Object 25" xlink:type="simple" xlink:show="embed" xlink:actuate="onLoad"/><draw:image xlink:href="./ObjectReplacements/Object 25" xlink:type="simple" xlink:show="embed" xlink:actuate="onLoad"/><svg:desc>formula</svg:desc></draw:frame></text:span><text:span text:style-name="T23"><text:tab/><text:tab/><text:tab/><text:tab/></text:span><text:span text:style-name="T6">EM01.0.1</text:span></text:p>
      <text:p text:style-name="P25"><text:span text:style-name="T19">W</text:span><text:span text:style-name="T17">here </text:span><text:span text:style-name="T84">C is the total sum of n numbers, c</text:span><text:span text:style-name="T103">i</text:span><text:span text:style-name="T84"> </text:span><text:span text:style-name="T89">is any number</text:span><text:span text:style-name="T84"> of the same object or number type a. If <text:s/>c</text:span><text:span text:style-name="T103">i</text:span><text:span text:style-name="T84"> is not of all of the same object or number type, then </text:span><text:span text:style-name="T97">EM01.0.1</text:span><text:span text:style-name="T84"> </text:span><text:span text:style-name="T87">becomes</text:span><text:span text:style-name="T84"> invalid. </text:span><text:span text:style-name="T88">If there is no limit to what value n can take, then C in </text:span><text:span text:style-name="T98">EM</text:span><text:span text:style-name="T97">01.0.1</text:span><text:span text:style-name="T84"> </text:span><text:span text:style-name="T88">can take on any <text:s/>value.</text:span></text:p>
      <text:p text:style-name="P12"><text:span text:style-name="T4">M01.1: </text:span><text:span text:style-name="T5">Context of </text:span><text:span text:style-name="T4">Mathematical </text:span><text:span text:style-name="T1">Operations</text:span><text:span text:style-name="T4">.</text:span></text:p>
      <text:p text:style-name="P12"><text:span text:style-name="T19">T</text:span><text:span text:style-name="T17">he most basic, and probably first use of mathematics by the human mind is to add and subtract objects that eventually became abstract symbols to represent numbers, and then from this, a number system itself was developed. Other concepts such as multiplication developed as a shorthand method of addition was developed and applied, which then invoked the concept of division to group large groups of objects into smaller number objects. More than likely, all this developed as a part of a society that needed some basic maths for the purposes of trade commerce, and the administration and organisation of societies. Maths had real world context and application.</text:span></text:p>
      <text:p text:style-name="P56">Addition, subtraction, multiplication and division are mathematical operations on numbers. Multiplication can be thought of as an addition of groups of numbers, and <text:s/>division can be thought as the opposite of multiplication and is a form of subtraction of groups of numbers from a larger number to obtain a number of groups of numbers.</text:p>
      <text:p text:style-name="P19"><text:span text:style-name="T17">With the argument in section </text:span><text:span text:style-name="T1">M01.0</text:span><text:span text:style-name="T17">, such mathematical operations must also be performed with a context of what the numbers represent to have meaning and relevance. </text:span></text:p>
      <text:p text:style-name="P13"><text:span text:style-name="T4">M01.1.</text:span><text:span text:style-name="T7">1</text:span><text:span text:style-name="T4">: </text:span><text:span text:style-name="T7">Subtraction</text:span></text:p>
      <text:p text:style-name="P19"><text:span text:style-name="T17">The basic mathematical statement of subtraction of </text:span><text:span text:style-name="T28">two numbers is represented by</text:span></text:p>
      <text:p text:style-name="P17"><text:span text:style-name="T17"><text:tab/><text:tab/><text:tab/><text:tab/><text:tab/><text:tab/>C = A - B <text:tab/><text:tab/><text:tab/><text:tab/></text:span><text:span text:style-name="T1">EM01.1.1.</text:span><text:span text:style-name="T7">0</text:span></text:p>
      <text:p text:style-name="P18"><text:span text:style-name="T17">cannot be performed if A and B are not of the same type of contextual object. One cannot subtract two apples from </text:span><text:soft-page-break/><text:span text:style-name="T17">any number of oranges for example as apples and oranges are different types of incompatible objects. However, if apples and oranges are classified as fruit and are thus equivalent, then </text:span><text:span text:style-name="T1">EM01.1.1.</text:span><text:span text:style-name="T7">0</text:span><text:span text:style-name="T17"> can be performed </text:span><text:span text:style-name="T22">only </text:span><text:span text:style-name="T17">if A,B and C are abstract representations of fruit, not caring what kind of fruit A,B or C represent. </text:span></text:p>
      <text:p text:style-name="P18"><text:span text:style-name="T24">For a subtraction to occur in the real physical world, physical objects need to exit and be present. Thus the value of A in </text:span><text:span text:style-name="T1">EM01.1.1.</text:span><text:span text:style-name="T7">0</text:span><text:span text:style-name="T17"> </text:span><text:span text:style-name="T24">must be a number that in the mathematical domain is positive, and so must also be the case with B. By taking B away from A, C is derived. If A is greater than B, then C has some objects remaining over. However, if B is of a greater number than A, then zero objects remain. </text:span><text:span text:style-name="T25">Therefore, in a real world physical sense of objects, subtraction has a lowest limit values of zero. In other words, in the physical real world of objects, negative objects do not exist. One cannot have negative apples on a tree if one wants to pick more apples than exist on a tree. </text:span><text:span text:style-name="T26">In this context of real world objects, negative numbers do not exist and have no relevance.</text:span></text:p>
      <text:p text:style-name="P24"><text:span text:style-name="T17">In the same rational as used in section </text:span><text:span text:style-name="T3">M01.0</text:span><text:span text:style-name="T17"> </text:span><text:span text:style-name="T24">to create </text:span><text:span text:style-name="T1">EM01.0.1</text:span><text:span text:style-name="T17"> </text:span><text:span text:style-name="T24">obtain a concept for subtraction </text:span></text:p>
      <text:p text:style-name="P10"><text:span text:style-name="T23"><text:tab/><text:tab/><text:tab/> <text:tab/><text:tab/><text:tab/></text:span><text:span text:style-name="T110">a</text:span><text:span text:style-name="T27">C = </text:span><text:span text:style-name="T110">a</text:span><text:span text:style-name="T27">A - </text:span><text:span text:style-name="T110">a</text:span><text:span text:style-name="T27">B </text:span><text:span text:style-name="T23"><text:tab/><text:tab/><text:tab/><text:tab/></text:span><text:span text:style-name="T6">EM01.</text:span><text:span text:style-name="T7">1</text:span><text:span text:style-name="T6">.</text:span><text:span text:style-name="T7">1.1</text:span></text:p>
      <text:p text:style-name="P29"><text:span text:style-name="T17">where A, B, C </text:span><text:span text:style-name="T61">≥</text:span><text:span text:style-name="T51"> 0 and are all of the same objects of type a.</text:span></text:p>
      <text:p text:style-name="P13"><text:span text:style-name="T4">M01.1.</text:span><text:span text:style-name="T7">2</text:span><text:span text:style-name="T4">: </text:span><text:span text:style-name="T7">Multiplication</text:span></text:p>
      <text:p text:style-name="P19"><text:span text:style-name="T17">The basic mathematical statement of </text:span><text:span text:style-name="T28">multiplication</text:span><text:span text:style-name="T17"> of </text:span><text:span text:style-name="T28">two numbers is commonly represented by</text:span></text:p>
      <text:p text:style-name="P20"><text:span text:style-name="T17"><text:tab/><text:tab/><text:tab/><text:tab/><text:tab/><text:tab/>C = A </text:span><text:span text:style-name="T28">x</text:span><text:span text:style-name="T17"> B <text:tab/><text:tab/><text:tab/><text:tab/></text:span><text:span text:style-name="T1">EM01.1.</text:span><text:span text:style-name="T7">2.0</text:span></text:p>
      <text:p text:style-name="P31"><text:span text:style-name="T17">Multiplication in essence is a summation of the number A, performed B times. That is if A = 3 and B = 2, then </text:span><text:span text:style-name="T5">EM01.1.</text:span><text:span text:style-name="T1">2.0</text:span><text:span text:style-name="T17"> is equivalent to C = A+A = 3+3 = 6. Conversely, can have C = B + B + B = 2 + 2 + 2 = 6. </text:span><text:span text:style-name="T29">Thus multiplication can be regarded as equivalent to the expression for a summation of n numbers given by </text:span><text:span text:style-name="T6">EM01.0.1</text:span><text:span text:style-name="T29">. Using the same arguments that the numbers represented by A and B must be of the same contextual type </text:span><text:span text:style-name="T33">as for the addition of two numbers in </text:span><text:span text:style-name="T23">section </text:span><text:span text:style-name="T3">M01.0</text:span><text:span text:style-name="T23"> </text:span><text:span text:style-name="T24">to create </text:span><text:span text:style-name="T6">EM01.0.1</text:span><text:span text:style-name="T29">, an expression of the multiplication of two numbers can be expressed as</text:span></text:p>
      <text:p text:style-name="P11"><text:span text:style-name="T23"><text:tab/><text:tab/><text:tab/><text:tab/><text:tab/></text:span><text:span text:style-name="T23"><draw:frame draw:style-name="fr1" draw:name="Object17" text:anchor-type="as-char" svg:width="3.914cm" svg:height="0.801cm" draw:z-index="20"><draw:object xlink:href="./Object 26" xlink:type="simple" xlink:show="embed" xlink:actuate="onLoad"/><draw:image xlink:href="./ObjectReplacements/Object 26" xlink:type="simple" xlink:show="embed" xlink:actuate="onLoad"/><svg:desc>formula</svg:desc></draw:frame></text:span><text:span text:style-name="T23"><text:tab/><text:tab/><text:tab/></text:span><text:span text:style-name="T6">EM01.</text:span><text:span text:style-name="T8">1</text:span><text:span text:style-name="T6">.</text:span><text:span text:style-name="T8">2.1</text:span></text:p>
      <text:p text:style-name="P26"><text:span text:style-name="T19">W</text:span><text:span text:style-name="T17">here </text:span><text:span text:style-name="T84">C is the total sum </text:span><text:span text:style-name="T90">of objects of type a, A</text:span><text:span text:style-name="T84"> </text:span><text:span text:style-name="T90">is the </text:span><text:span text:style-name="T84">number </text:span><text:span text:style-name="T90">of objects of type a, and B, also a </text:span><text:span text:style-name="T84">number</text:span><text:span text:style-name="T90"> of object type a is the number of times</text:span><text:span text:style-name="T84"> </text:span><text:span text:style-name="T90">A</text:span><text:span text:style-name="T89"> </text:span><text:span text:style-name="T90">has the addition operator applied to form a total. </text:span><text:span text:style-name="T91">Conversely as demonstrated above and proven in many mathematical derivations.</text:span></text:p>
      <text:p text:style-name="P27"><text:span text:style-name="T90"><text:tab/><text:tab/><text:tab/><text:tab/><text:tab/></text:span><text:span text:style-name="T90"><draw:frame draw:style-name="fr1" draw:name="Object18" text:anchor-type="as-char" svg:width="3.898cm" svg:height="0.801cm" draw:z-index="21"><draw:object xlink:href="./Object 27" xlink:type="simple" xlink:show="embed" xlink:actuate="onLoad"/><draw:image xlink:href="./ObjectReplacements/Object 27" xlink:type="simple" xlink:show="embed" xlink:actuate="onLoad"/><svg:desc>formula</svg:desc></draw:frame></text:span><text:span text:style-name="T84"><text:tab/><text:tab/><text:tab/></text:span><text:span text:style-name="T97">EM01.</text:span><text:span text:style-name="T99">1</text:span><text:span text:style-name="T97">.</text:span><text:span text:style-name="T99">2.</text:span><text:span text:style-name="T100">2</text:span></text:p>
      <text:p text:style-name="P32"><text:span text:style-name="T17">=&gt; <text:s/><text:tab/><text:tab/><text:tab/><text:tab/><text:tab/></text:span><text:span text:style-name="T110">a</text:span><text:span text:style-name="T27">C = </text:span><text:span text:style-name="T110">a</text:span><text:span text:style-name="T27">A </text:span><text:span text:style-name="T17">x</text:span><text:span text:style-name="T27"> </text:span><text:span text:style-name="T110">a</text:span><text:span text:style-name="T27">B = </text:span><text:span text:style-name="T110">a</text:span><text:span text:style-name="T17">B</text:span><text:span text:style-name="T27"> </text:span><text:span text:style-name="T17">x</text:span><text:span text:style-name="T27"> </text:span><text:span text:style-name="T110">a</text:span><text:span text:style-name="T17">A</text:span><text:span text:style-name="T92"><text:tab/><text:tab/><text:tab/><text:tab/></text:span><text:span text:style-name="T101">EM01.</text:span><text:span text:style-name="T99">1</text:span><text:span text:style-name="T101">.</text:span><text:span text:style-name="T99">2.</text:span><text:span text:style-name="T97">3</text:span></text:p>
      <text:p text:style-name="P33"><text:span text:style-name="T17">=&gt; the order in which two numbers representing the same object type gives the same resultant total and is said to be commutative. </text:span><text:span text:style-name="T30">A basis of definition of multiplication in mathematics.</text:span></text:p>
      <text:p text:style-name="P14"><text:span text:style-name="T4">M01.1.</text:span><text:span text:style-name="T9">3</text:span><text:span text:style-name="T4">: </text:span><text:span text:style-name="T9">Division</text:span></text:p>
      <text:p text:style-name="P21"><text:span text:style-name="T17">The basic mathematical statement of </text:span><text:span text:style-name="T31">division</text:span><text:span text:style-name="T17"> of </text:span><text:span text:style-name="T28">two numbers is commonly represented by</text:span></text:p>
      <text:p text:style-name="P22"><text:span text:style-name="T17"><text:tab/><text:tab/><text:tab/><text:tab/><text:tab/><text:tab/></text:span><text:span text:style-name="T32">B</text:span><text:span text:style-name="T17"> = </text:span><text:span text:style-name="T32">C</text:span><text:span text:style-name="T17"> / </text:span><text:span text:style-name="T32">A</text:span><text:span text:style-name="T17"> <text:tab/><text:tab/><text:tab/><text:tab/></text:span><text:span text:style-name="T1">EM01.1.</text:span><text:span text:style-name="T9">3</text:span><text:span text:style-name="T7">.0</text:span></text:p>
      <text:p text:style-name="P30"><text:span text:style-name="T31">Division</text:span><text:span text:style-name="T17"> in essence is </text:span><text:span text:style-name="T31">the opposite of multiplication, and the number represented by </text:span><text:span text:style-name="T32">B</text:span><text:span text:style-name="T31"> is</text:span><text:span text:style-name="T17"> </text:span><text:span text:style-name="T31">how many groups of objects of number </text:span><text:span text:style-name="T32">A</text:span><text:span text:style-name="T31"> are present within the number </text:span><text:span text:style-name="T32">C</text:span><text:span text:style-name="T31">. </text:span><text:span text:style-name="T32">For example, if <text:s/>have C = 12 and A = 4, then the result B would be 3. Thus representing the division being the opposite of multiplication can be represented by </text:span></text:p>
      <text:p text:style-name="P15"><text:span text:style-name="T17"><text:tab/><text:tab/><text:tab/><text:tab/><text:tab/><text:tab/><text:tab/><text:tab/><text:tab/></text:span><text:span text:style-name="T5">EM01.1.</text:span><text:span text:style-name="T9">3</text:span><text:span text:style-name="T7">.</text:span><text:span text:style-name="T10">1</text:span></text:p>
      <text:p text:style-name="P31"><text:span text:style-name="T29">Using the same arguments that the numbers represented by A and B must be of the same contextual type </text:span><text:span text:style-name="T33">as for the addition of two numbers in </text:span><text:span text:style-name="T23">section </text:span><text:span text:style-name="T3">M01.0</text:span><text:span text:style-name="T23"> </text:span><text:span text:style-name="T24">to create </text:span><text:span text:style-name="T6">EM01.0.1</text:span><text:span text:style-name="T29">, an expression of the </text:span><text:span text:style-name="T33">divis</text:span><text:span text:style-name="T29">ion of two numbers can be expressed as</text:span></text:p>
      <text:p text:style-name="P16"><text:span text:style-name="T17"><text:tab/><text:tab/><text:tab/><text:tab/><text:tab/></text:span><text:span text:style-name="T17"><draw:frame draw:style-name="fr1" draw:name="Object20" text:anchor-type="as-char" svg:width="3.861cm" svg:height="1.12cm" draw:z-index="22"><draw:object xlink:href="./Object 29" xlink:type="simple" xlink:show="embed" xlink:actuate="onLoad"/><draw:image xlink:href="./ObjectReplacements/Object 29" xlink:type="simple" xlink:show="embed" xlink:actuate="onLoad"/><svg:desc>formula</svg:desc></draw:frame></text:span><text:span text:style-name="T17"><text:tab/><text:tab/><text:tab/></text:span><text:span text:style-name="T5">EM01.1.</text:span><text:span text:style-name="T9">3</text:span><text:span text:style-name="T7">.</text:span><text:span text:style-name="T11">2</text:span></text:p>
      <text:p text:style-name="P28"><text:span text:style-name="T19">W</text:span><text:span text:style-name="T17">here </text:span><text:span text:style-name="T84">C is the total sum </text:span><text:span text:style-name="T90">of objects of type a, A</text:span><text:span text:style-name="T84"> </text:span><text:span text:style-name="T90">is the </text:span><text:span text:style-name="T84">number </text:span><text:span text:style-name="T90">of objects of type a </text:span><text:span text:style-name="T93">to find that is in C that gives the result represented by</text:span><text:span text:style-name="T90"> B. </text:span><text:span text:style-name="T94">Thus if swapping both A for B in the division side of the expression to give the number of times B can occur in C, the same swap needs to be done in the multiplication side. In other words in the case of division, to conform to the definition of multiplication as given in </text:span><text:span text:style-name="T97">EM01.</text:span><text:span text:style-name="T99">1</text:span><text:span text:style-name="T97">.</text:span><text:span text:style-name="T99">2.1</text:span><text:span text:style-name="T95"> </text:span><text:span text:style-name="T94">and </text:span><text:span text:style-name="T97">EM01.</text:span><text:span text:style-name="T99">1</text:span><text:span text:style-name="T97">.</text:span><text:span text:style-name="T99">2.</text:span><text:span text:style-name="T100">2</text:span><text:span text:style-name="T91">.</text:span><text:span text:style-name="T94"> Thus division of two numbers that can be multiplied together can b said to be strictly not </text:span><text:span text:style-name="T96">commutative</text:span><text:span text:style-name="T94">.</text:span></text:p>
      <text:p text:style-name="P49">M01.1.<text:span text:style-name="T111">4 </text:span>: Mathematical Context of Generating a Number Representing of a New Contextual Nature.</text:p>
      <text:p text:style-name="P12"><text:span text:style-name="T17">In many cases in mathematics, </text:span><text:span text:style-name="T34">numbers of different object contextual types have operations performed on them that generate a number that has a different or no contextual meaning to that of the individual numbers on their own. An example can be that of graphical Cartesian coordinates, where two </text:span><text:span text:style-name="T37">designated </text:span><text:span text:style-name="T34">coordinate </text:span><text:span text:style-name="T37">types</text:span><text:span text:style-name="T34"> x and y on a flat two dimensional plane that represent a length or distance </text:span><text:span text:style-name="T37">in different directions </text:span><text:span text:style-name="T34">are multiplied together. The resultant number of this multiplication is interpreted and designated in the context </text:span><text:span text:style-name="T35">of</text:span><text:span text:style-name="T34"> an area. This is different from the multiplication of a coordinate, say x with a number representing the same coordinate </text:span><text:span text:style-name="T37">type </text:span><text:span text:style-name="T34">as a length that gives a resultant number representing an increase in x or the length of the coordinate. </text:span><text:span text:style-name="T35">An area can be interpreted as </text:span><text:soft-page-break/><text:span text:style-name="T35">having a totally different meaning and context to a length or distance, even if it is defined using the same units as the length, eg meters squared.</text:span></text:p>
      <text:p text:style-name="P57">Continuing with the example of area, mathematical operations of numbers representing different units or of contextual objects are often performed to give a result that is then interpreted as a new quantity of a new type of object, concept, or simply to create an equation of relationship between two or more properties of an object or objects to gain an understanding of how certain properties interact or are related to each other. This may be logical or even desired, but the danger is that in doing so, a fundamental understanding of the physical process or processes of the interaction and relationship between objects, their properties, and other factors may get lost or be misinterpreted. </text:p>
      <text:p text:style-name="P36"><text:span text:style-name="T37">I</text:span><text:span text:style-name="T17">n some instances, it makes no sense, or has not ability (ie is invalid) to perform a mathematical operation on two numbers of different object types. Eq if one number A, represents a number of apples, and B represents a number of oranges, the equation C = A x B makes no sense and is invalid as apples and oranges are not alike in any manner, do not share any of the same properties, and cannot be merged together. Thus the concept of multiplying apples with oranges </text:span><text:span text:style-name="T38">being invalid </text:span><text:span text:style-name="T17">can be translated into mathematical tools used to model the real physical world that only operations on numbers that represent objects or properties that have the same or compatible physical context of form can be valid to use.</text:span></text:p>
      <text:p text:style-name="P58">With this in mind, a way of thinking of understanding the universe by using mathematical models needs to have a consideration that the model needs to include a context that the mathematical operations performed within the model needs to have a consistency of like with like objects or properties to produce a new physical concept of contextual meaning. The example of area is that of an enclosed space in which physics can happen and be measured, and even equations of relationships derived to that area, even if area in reality has no fundamental physical process attached to it, only the physical processes at locations within that area.</text:p>
      <text:p text:style-name="P34"><text:span text:style-name="T37">Take t</text:span><text:span text:style-name="T17">he simple physical equation of </text:span></text:p>
      <text:p text:style-name="P34"><text:span text:style-name="T17"><text:tab/><text:tab/><text:tab/><text:tab/><text:tab/><text:tab/>PV = nRT<text:tab/><text:tab/><text:tab/><text:tab/> </text:span><text:span text:style-name="T5">EM01.1.</text:span><text:span text:style-name="T12">4</text:span><text:span text:style-name="T7">.</text:span><text:span text:style-name="T12">1</text:span></text:p>
      <text:p text:style-name="P34"><text:span text:style-name="T17">giving the relationship of properties for an ideal gas, <text:s/>where P is the measured pressure of a gas within a volume <text:s/>V, and T the measured temperature. R is a constant of proportionality and n the number of molecules of gas. Pressure is a defined quantity of force per unit area on a surface. This force is dependent upon the kinetic energy of the gas molecules impacting upon a surface area and how many molecules are impacting upon a surface at the instant of measurement. This kinetic energy is determined by how fast the molecules of gas are travelling, and since the energy of any gas is defined by a measurement of its temperature one should expect a relationship between pressure and temperature. </text:span><text:span text:style-name="T36">The number of gas molecules impacting upon a surface at any instance can be increased without increasing the total number of gas molecules by increasing the frequency of gas molecules hitting a closed surface within volume and rebounding in a continuous motion from one portion of the closed surface to the other. This frequency of impacting can be determined to be a function of volume as decreasing the volume increases the frequency of impact and hence pressure.</text:span></text:p>
      <text:p text:style-name="P35"><text:span text:style-name="T17">But </text:span><text:span text:style-name="T5">EM01.1.</text:span><text:span text:style-name="T1">4</text:span><text:span text:style-name="T7">.</text:span><text:span text:style-name="T1">1</text:span><text:span text:style-name="T17"> does not take into account that the gas molecules are interacting with each other that can and do give results such that this equation fails when certain temperatures, volumes or pressures arise as the interactions between gas molecules create conditions that do not honour the basis upon which this equation is observed or derived. </text:span></text:p>
      <text:p text:style-name="P35"><text:span text:style-name="T5">EM01.1.</text:span><text:span text:style-name="T1">4</text:span><text:span text:style-name="T7">.</text:span><text:span text:style-name="T1">1</text:span><text:span text:style-name="T17"> is an equation derived from observation that holds in certain physical conditions for certain types of gas, but if a mathematical equation is derived from a pure mathematical derivation and based upon certain axioms and or assumptions, then such equations can end up being incorrect or even meaningless without limits and conditions applied. One may say that even if limits and conditions are applied, mathematical equations may be so abstract that the origin and relevance of an equation is lost, and that what is the result has no function in the real world of a physical universe. This can be the case even if mathematical predictions give accurate results. These results may only be accurate for a limited set of physical circumstances, and the mathematics in deriving those results may be so abstract that the real physical processes that are being modelled are lost and misinterpreted, and thus so is a real understanding of the physics involved. </text:span></text:p>
      <text:p text:style-name="P35"><text:span text:style-name="T17">This may be the case in attempts to unify the standard model of the quantum world with general relativity </text:span><text:span text:style-name="T38">for gravitation</text:span><text:span text:style-name="T17">. The mathematics of each satisfy the observation each theory with prediction, but there is within the mathematical equations, a loss of meaning of one or more real world physical processes that will give a greater understanding of the processes of the universe.</text:span></text:p>
      <text:p text:style-name="P50">M01.1.<text:span text:style-name="T112">5</text:span><text:span text:style-name="T111"> </text:span>: Mathematical Context of <text:span text:style-name="T112">Non Natural numbers.</text:span></text:p>
      <text:p text:style-name="P37">In the evolution of mathematics, and used widely in modern times, the mathematical concept and construct of negative and imaginary numbers and number systems has arisen.</text:p>
      <text:p text:style-name="P51">M01.1.<text:span text:style-name="T112">5.</text:span><text:span text:style-name="T113">1</text:span><text:span text:style-name="T111"> </text:span>: <text:span text:style-name="T113">negative numbers and number system</text:span></text:p>
      <text:p text:style-name="P37">Negative numbers has t<text:span text:style-name="T114">hree</text:span> meanings of context in mathematics as related to a physical object <text:span text:style-name="T114">and physical systems</text:span>.</text:p>
      <text:list text:style-name="Numbering_20_ivx">
        <text:list-item>
          <text:p text:style-name="P68">To represent a coordinate on a coordinate axis that is below some coordinate of origin which has a value of zero for that coordinate.</text:p>
        </text:list-item>
        <text:list-item>
          <text:p text:style-name="P68">To represent a mirror or opposite property of an object or object type. Eg electric charge of an electron and <text:soft-page-break/>proton, or anti particle to a particle.</text:p>
        </text:list-item>
        <text:list-item>
          <text:p text:style-name="P69">To represent a quantity of direction of a coordinate or property within a coordinate system <text:span text:style-name="T115">that is opposite to a defined positive direction.</text:span></text:p>
        </text:list-item>
      </text:list>
      <text:p text:style-name="P37">In accounting and other applications of negative numbers, negative numbers represent a deficit or debit of a resource or money that is owed and needs to be payed back. In the real world of physical objects, negative numbers, it can be argued not to exist as one cannot have negative quantities of an object or properties as negative numbers represent a <text:span text:style-name="T116">real</text:span> <text:span text:style-name="T116">physical </text:span>object or property of an object, not an accounting deficit of a non existent object or property that needs to be payed back. </text:p>
      <text:p text:style-name="P37">Thus when used in mathematical models of a physical system, negative numbers need to be treated differently to that of a pure mathematical operation with different and even new mathematical rules and operations that may be valid from a pure mathematical perspective, but are invalid from the perspective of a real world physical system. One such rule has already been explained and demonstrated in section <text:span text:style-name="T4">M01.1.</text:span><text:span text:style-name="T7">1</text:span><text:span text:style-name="T19"> </text:span><text:span text:style-name="T17">for subtraction. No negative number of apples can be extracted from an apple tree. </text:span></text:p>
      <text:p text:style-name="P38"><text:span text:style-name="T17">In respect of context of negative numbers being used in models of a coordinate system, those negative numbers can become zero or <text:s/>positive by simply moving or translating the location of the origin of that coordinate system. Some coordinate systems such as polar or spherical do not have negative values for a measurement of radial distance, but can have a negative value of orientation angle that indicate a direction of rotation of an angel in those coordinate systems. However, a negative angular coordinate in this system is equal to a positive angular coordinate which then creates a dilemma of which is the correct number to use. Eg +</text:span><text:span text:style-name="T59">π</text:span><text:span text:style-name="T17"> radians = <text:s/>- </text:span><text:span text:style-name="T59">π</text:span><text:span text:style-name="T17"> radians in a polar or spherical coordinate system. Same applies to +3</text:span><text:span text:style-name="T59">π</text:span><text:span text:style-name="T17">/4 radians = -</text:span><text:span text:style-name="T59">π</text:span><text:span text:style-name="T17">/4 radians. Which one should one use? Perhaps it does not matter if one has knowledge and understanding of the concept and context of what a negative coordinate number represents and means. </text:span><text:span text:style-name="T42">A positive radial coordinate is equivalent to a negative coordinate +2</text:span><text:span text:style-name="T60">π</text:span><text:span text:style-name="T42"> radians.</text:span></text:p>
      <text:p text:style-name="P59">And thus when dealing with negative numbers representing physical objects, properties and coordinate systems, a contextual argument needs to be applied that is separate and even counter to the pure mathematical treatment of negative numbers. For example, when modelling an electric charge, if one has a number of A negative electric charge in a system, one cannot just simply multiply that charge by another negative number B since this has no physical meaning if one follows the conventional mathematical statement that a negative number multiplied by a negative number gives a positive number. A physical system will not become positive if the operation of two negative numbers representing electric charge are multiplied together <text:span text:style-name="T117">where multiplication is a shorthand method of addition as stipulated in section </text:span><text:span text:style-name="T4">M01.1.</text:span><text:span text:style-name="T7">2</text:span><text:span text:style-name="T118"> </text:span><text:span text:style-name="T117">above</text:span>. The same can be said of two negative numbers representing the direction of <text:s/>vector component in two vectors. Does a mathematical operation applied to two vectors of a particular coordinate component really result in a physical property of that component becoming positive in its direction?</text:p>
      <text:p text:style-name="P39"><text:span text:style-name="T17">A common place where two negative numbers multiplied together or squared to give a positive value works </text:span><text:span text:style-name="T43">in the accepted mathematical convention is</text:span><text:span text:style-name="T17"> when calculating areas or lengths. But these are values that are intrinsically always positive as they are pure </text:span><text:span text:style-name="T44">scalar </text:span><text:span text:style-name="T17">quantities of magnitude that have no meaning if negative by virtue of the context of what they represent. </text:span><text:span text:style-name="T41">In calculating a volume in a coordinate system that has negative components to numbers representing length, negative numbers involved can give a negative result for a volume, something that is physically difficult to be </text:span><text:span text:style-name="T45">contemplated as</text:span><text:span text:style-name="T41"> possible.</text:span><text:span text:style-name="T17"> It could be argued that in evaluating any quantity of </text:span><text:span text:style-name="T45">scalar </text:span><text:span text:style-name="T17">magnitude for the real physical world, all negative numbers need to be made positive when performing certain operations to attain results for a defined property. </text:span><text:span text:style-name="T39">This can be performed by a simple translation in terms of coordinates or change of coordinate system such as what length and area are defined to be part of. In other words, if a negative number that is part of a coordinate system that can be made positive by a translation of coordinates, then performing that translation perhaps should be performed, or a set of rules applied to transform negative numbers into positive numbers </text:span><text:span text:style-name="T40">before any mathematical operations are applied</text:span><text:span text:style-name="T39">.</text:span></text:p>
      <text:p text:style-name="P60">Perhaps a new thinking needs to be incorporated into modelling the physical world through use of the mathematical tool that is so central in trying to create an understanding of how physical systems are constructed and work. The mathematics of the physical world is not fully reflected by the purity of the mathematical world that has developed in with some rules, axioms and postulates that do not exist, or should not be applied in the natural physical world.</text:p>
      <text:p text:style-name="P52">M01.1.<text:span text:style-name="T112">5.</text:span><text:span text:style-name="T119">2</text:span><text:span text:style-name="T111"> </text:span>: <text:span text:style-name="T119">imaginary</text:span><text:span text:style-name="T113"> </text:span><text:span text:style-name="T120">and complex </text:span><text:span text:style-name="T113">numbers and number system</text:span></text:p>
      <text:p text:style-name="P40"><text:span text:style-name="T39">An imaginary nu</text:span><text:span text:style-name="T47">m</text:span><text:span text:style-name="T39">ber, </text:span><text:span text:style-name="T13">i</text:span><text:span text:style-name="T47">, </text:span><text:span text:style-name="T39"><text:s/></text:span><text:span text:style-name="T47">in mathematics is defined as the square root of negative one. ie </text:span><text:span text:style-name="T13">i </text:span><text:span text:style-name="T47">=</text:span><draw:frame draw:style-name="fr1" draw:name="Object19" text:anchor-type="as-char" svg:width="0.656cm" svg:height="0.422cm" draw:z-index="23"><draw:object xlink:href="./Object 28" xlink:type="simple" xlink:show="embed" xlink:actuate="onLoad"/><draw:image xlink:href="./ObjectReplacements/Object 28" xlink:type="simple" xlink:show="embed" xlink:actuate="onLoad"/><svg:desc>formula</svg:desc></draw:frame>. <text:span text:style-name="T120">In conventional mathematical theory, the square root of negative numbers is undefined and considered not to exist. But mathematics can create number types and the rules that govern those number types as one wants or wishes hard enough for certain problem solving situations. Such as it is for imaginary numbers that when combined with real numbers creates a new category of number called complex numbers.</text:span></text:p>
      <text:p text:style-name="P41">However, despite the mathematical convention that the square root of negative numbers is undefined and cannot exist, perhaps in the real physical world the square root of negative numbers is defined and do exist as <draw:frame draw:style-name="fr1" draw:name="Object21" text:anchor-type="as-char" svg:width="0.656cm" svg:height="0.422cm" draw:z-index="24"><draw:object xlink:href="./Object 30" xlink:type="simple" xlink:show="embed" xlink:actuate="onLoad"/><draw:image xlink:href="./ObjectReplacements/Object 30" xlink:type="simple" xlink:show="embed" xlink:actuate="onLoad"/><svg:desc>formula</svg:desc></draw:frame>= -1. But the use of complex or negative numbers yields that the square of a negative number -A is </text:p>
      <text:p text:style-name="P41"><text:tab/><text:tab/><text:tab/><text:tab/><text:tab/><draw:frame draw:style-name="fr1" draw:name="Object22" text:anchor-type="as-char" svg:width="0.905cm" svg:height="0.506cm" draw:z-index="25"><draw:object xlink:href="./Object 31" xlink:type="simple" xlink:show="embed" xlink:actuate="onLoad"/><draw:image xlink:href="./ObjectReplacements/Object 31" xlink:type="simple" xlink:show="embed" xlink:actuate="onLoad"/><svg:desc>formula</svg:desc></draw:frame>= <draw:frame draw:style-name="fr1" draw:name="Object23" text:anchor-type="as-char" svg:width="1.416cm" svg:height="0.506cm" draw:z-index="26"><draw:object xlink:href="./Object 32" xlink:type="simple" xlink:show="embed" xlink:actuate="onLoad"/><draw:image xlink:href="./ObjectReplacements/Object 32" xlink:type="simple" xlink:show="embed" xlink:actuate="onLoad"/><svg:desc>formula</svg:desc></draw:frame>= <draw:frame draw:style-name="fr1" draw:name="Object24" text:anchor-type="as-char" svg:width="0.584cm" svg:height="0.506cm" draw:z-index="27"><draw:object xlink:href="./Object 33" xlink:type="simple" xlink:show="embed" xlink:actuate="onLoad"/><draw:image xlink:href="./ObjectReplacements/Object 33" xlink:type="simple" xlink:show="embed" xlink:actuate="onLoad"/><svg:desc>formula</svg:desc></draw:frame><text:span text:style-name="T13">i </text:span><text:span text:style-name="T47"><text:tab/><text:tab/><text:tab/></text:span><text:span text:style-name="T5">EM01.1.</text:span><text:span text:style-name="T1">5</text:span><text:span text:style-name="T7">.</text:span><text:span text:style-name="T1">2.0</text:span></text:p>
      <text:p text:style-name="P61">which can lead to the conclusion that </text:p>
      <text:p text:style-name="P41"><text:span text:style-name="T17"><text:tab/><text:tab/><text:tab/><text:tab/></text:span><text:span text:style-name="T17"><draw:frame draw:style-name="fr1" draw:name="Object28" text:anchor-type="as-char" svg:width="1.339cm" svg:height="0.609cm" draw:z-index="28"><draw:object xlink:href="./Object 34" xlink:type="simple" xlink:show="embed" xlink:actuate="onLoad"/><draw:image xlink:href="./ObjectReplacements/Object 34" xlink:type="simple" xlink:show="embed" xlink:actuate="onLoad"/><svg:desc>formula</svg:desc></draw:frame></text:span><text:span text:style-name="T17">= </text:span><text:span text:style-name="T17"><draw:frame draw:style-name="fr1" draw:name="Object29" text:anchor-type="as-char" svg:width="1.85cm" svg:height="0.609cm" draw:z-index="29"><draw:object xlink:href="./Object 35" xlink:type="simple" xlink:show="embed" xlink:actuate="onLoad"/><draw:image xlink:href="./ObjectReplacements/Object 35" xlink:type="simple" xlink:show="embed" xlink:actuate="onLoad"/><svg:desc>formula</svg:desc></draw:frame></text:span><text:span text:style-name="T17">= </text:span><text:span text:style-name="T17"><draw:frame draw:style-name="fr1" draw:name="Object30" text:anchor-type="as-char" svg:width="0.713cm" svg:height="0.577cm" draw:z-index="30"><draw:object xlink:href="./Object 36" xlink:type="simple" xlink:show="embed" xlink:actuate="onLoad"/><draw:image xlink:href="./ObjectReplacements/Object 36" xlink:type="simple" xlink:show="embed" xlink:actuate="onLoad"/><svg:desc>formula</svg:desc></draw:frame></text:span><text:span text:style-name="T13">i</text:span><text:span text:style-name="T61">²</text:span><text:span text:style-name="T62"> </text:span><text:span text:style-name="T61">= A(-1) = -A</text:span><text:span text:style-name="T47"><text:tab/><text:tab/></text:span><text:span text:style-name="T5">EM01.1.</text:span><text:span text:style-name="T1">5</text:span><text:span text:style-name="T7">.</text:span><text:span text:style-name="T1">2.1</text:span></text:p>
      <text:p text:style-name="P42"><text:span text:style-name="T17">Such a mathematical rule for imaginary numbers can lead to a new rule that negative numbers multiplied by </text:span><text:soft-page-break/><text:span text:style-name="T17">negative numbers is a negative number, </text:span><text:span text:style-name="T48">and that the square root of a negative number is a negative number. </text:span><text:span text:style-name="T49">But this is as mentioned in the previous sections, <text:s/>and especially that for negative numbers in section </text:span><text:span text:style-name="T3">M01.1.</text:span><text:span text:style-name="T14">5.</text:span><text:span text:style-name="T15">1</text:span><text:span text:style-name="T46">, </text:span><text:span text:style-name="T50">is </text:span><text:span text:style-name="T49">only valid in the context of which such a mathematical operation is being performed.</text:span></text:p>
      <text:p text:style-name="P53"><text:span text:style-name="T122">M01.1.</text:span><text:span text:style-name="T112">5.</text:span><text:span text:style-name="T121">3</text:span><text:span text:style-name="T111"> </text:span><text:span text:style-name="T122">: </text:span><text:span text:style-name="T121">Summary</text:span></text:p>
      <text:p text:style-name="P54"><text:span text:style-name="T50">I</text:span><text:span text:style-name="T17">n pure mathematics, various mathematical axioms, postulates, theorems and systems of numbers have been developed with governing rules that have had much success in being applied in accounting, finance, engineering, science and technology. However, as may be hinted and demonstrated with the need for imaginary and complex number systems to compensate for certain situations of solving certain mathematical conundrums involving negative numbers , the current thinking of mathematics may need a modification. That modification is that in the real physical world, conventional mathematical rules do not apply, or in fact are contrary to conventional mathematical thinking as the context in which those rules are applied are not valid for the real world physical system that is at hand.</text:span></text:p>
      <text:p text:style-name="P70">What is argued here is that in the same context that numbers representing apples and oranges are not able to be merged or mixed together, the same can be said for real world physical systems. When creating mathematical models of real world physical systems, what needs to be taken into account is the context of what the mathematics represent, and thus what mathematical rules and processes can be applied.</text:p>
      <text:p text:style-name="P54"><text:span text:style-name="T17">And thus is demonstrated by use of imaginary and complex numbers. They are used to compensate the mathematical dogma that <text:s/></text:span><text:span text:style-name="T47">square root of negative one </text:span><text:span text:style-name="T17">is invalid. However, it may be that in the real world, the <text:s/></text:span><text:span text:style-name="T47">square root of negative one </text:span><text:span text:style-name="T17">is valid and is equal to negative one, and all negative numbers have a valid square root value. The only question is, what does that negative number represent. And that negative number represents something that is, again, in the context of physical system that the mathematical model is being used to represent.</text:span></text:p>
      <text:p text:style-name="P64"><text:span text:style-name="T122">M0</text:span><text:span text:style-name="T132">2</text:span><text:span text:style-name="T122"> </text:span><text:span text:style-name="T133">Context of Physical Systems</text:span></text:p>
      <text:p text:style-name="P2">Over the past few centuries, Mathematical theory and practice has become more and more sophisticated, complex and abstract to such and extent that it is quite possible that the real world is no longer represented. What is also possible is that the mathematicians and those that use the mathematical theories and relationships believe that what the mathematics is interpreted to tell them is absolutely true. Even when mathematical results agree with observation or experiment, it does not necessarily mean that the theory or assumptions behind the mathematics is correct. </text:p>
      <text:p text:style-name="P2">One example is the case of the Ptolemaic mathematical model of the cosmos that was derived in ancient times. <text:span text:style-name="T123">The model had</text:span> the Earth was the centre of the universe and that the planets, sun and moon revolved around it in perfect circles. A complex mathematical model of circles and epi-circles gave results that at the time fitted with observation and with philosophical and religious dogma. It was, as later <text:span text:style-name="T123">di</text:span><text:span text:style-name="T124">s</text:span><text:span text:style-name="T123">covered</text:span> by Copernicus, Kepler, Galileo and Newton to be completely incorrect. A sun centred solar system was a more accurate and simpler model. Mathematics was also the tool used to come to this conclusion.</text:p>
      <text:p text:style-name="P2">Here the human belief and bias gave the incorrect premise that the earth was the centre of the universe, <text:s/>and therefore, the mathematics was created to fit this belief. This can still be occurring in modern society, science and physics. A prejudice or bias towards a certain belief or theory can lead to an incorrect application of mathematical theory or invention of a new mathematical theory.</text:p>
      <text:p text:style-name="P2">One such a possible error in modern physics is the theory of sub atomic particles known as string theory. It is a theory that <text:span text:style-name="T125">i</text:span>n a nutshell states that the universe has a multidimensional space, and that all of matter is made up small tiny strings that vibrate in many modes. A change in the mode of vibration causes a change in the physical properties of matter. The mathematics being used to describe this theory is very abstract, complex and un-testable in the real world. New mathematics is being invented to support this theory as well as much of it being made to fit observation, and as well, being incons<text:span text:style-name="T125">is</text:span>tant with observation. Much of the interest in string theory is driven by a quest for a theory or everything (TOE) and conducted by mathematical physicists. That is, a physicist that uses pure mathematics to describe <text:span text:style-name="T125">and model</text:span> nature in pure mathematical <text:s/>terms.</text:p>
      <text:p text:style-name="P2">The mathematical results may be able to fit some of the observations or physical laws like gravity, but it may be very likely the and the mathematical workings and theories behind them are incorrect <text:span text:style-name="T125">and even biased</text:span>, an<text:span text:style-name="T125">d</text:span> thus how the universe truly is, and its inner workings, are also described incorrectly.</text:p>
      <text:p text:style-name="P2">Mathematics is a tool used by physicists to describe the workings of nature. The relationships of certain physical properties give a means to understanding and predicting behaviour of physical bodies, systems and concepts like time and energy. However, just because a mathematical relationship gives a result that agrees with observation or theory does not mean that it is absolute and correct. A mathematical relationship is an abstraction of the real world and the real physical meaning of what it states must be understood.</text:p>
      <text:p text:style-name="P2">The physical relationship for an ideal gas of pressure, P, Volume V and temperature T for a number of gas molecules n is given by </text:p>
      <text:p text:style-name="P2"><text:tab/><text:tab/><text:tab/><text:tab/><text:tab/><text:tab/>PV = nRT<text:tab/><text:tab/><text:span text:style-name="T1"><text:tab/><text:tab/></text:span><text:span text:style-name="T16">EM</text:span><text:span text:style-name="T1">02.</text:span><text:span text:style-name="T16">1</text:span></text:p>
      <text:p text:style-name="P2">where R is a constant.</text:p>
      <text:p text:style-name="P2">But at certain temperatures, pressures and indeed for certain gasses, this equation no longer is valid. In other words, a mathematical description has been found for relating certain measurements of <text:s/>physical properties of a gas in a certain range of conditions to give a good approximation, but the underlying true nature of physics for a gas is not represented or given by this equation. </text:p>
      <text:p text:style-name="P2">Temperature is an expression of energy. <text:span text:style-name="T126">I</text:span>n the case of a gas, kinetic energy.</text:p>
      <text:p text:style-name="P2">Pressure is an expression of the transfer of that energy or force per unit area from the gas onto a third body, Eg a pressure gauge and is defined as <text:span text:style-name="T126">f</text:span>orce per unit Area</text:p>
      <text:p text:style-name="P2">n is the number of gas particles gives a value for how much gas is involved.</text:p>
      <text:p text:style-name="P2">Thus this can be expressed as</text:p>
      <text:p text:style-name="P2"><text:tab/><text:tab/><text:tab/><text:tab/><text:tab/><draw:frame draw:style-name="fr1" draw:name="Object1" text:anchor-type="as-char" svg:width="1.055cm" svg:height="0.713cm" draw:z-index="0"><draw:object xlink:href="./Object 1" xlink:type="simple" xlink:show="embed" xlink:actuate="onLoad"/><draw:image xlink:href="./ObjectReplacements/Object 1" xlink:type="simple" xlink:show="embed" xlink:actuate="onLoad"/></draw:frame> Volume = nR Energy</text:p>
      <text:p text:style-name="P2">and Volume = Area x displacement gives</text:p>
      <text:p text:style-name="P2"><text:tab/><text:tab/><text:tab/><text:tab/><text:tab/><draw:frame draw:style-name="fr1" draw:name="Object2" text:anchor-type="as-char" svg:width="1.057cm" svg:height="0.714cm" draw:z-index="1"><draw:object xlink:href="./Object 2" xlink:type="simple" xlink:show="embed" xlink:actuate="onLoad"/><draw:image xlink:href="./ObjectReplacements/Object 2" xlink:type="simple" xlink:show="embed" xlink:actuate="onLoad"/><svg:desc>formula</svg:desc></draw:frame> Area x displacement = nR Energy</text:p>
      <text:p text:style-name="P2">or</text:p>
      <text:p text:style-name="P2"><text:tab/><text:tab/><text:tab/><text:tab/><text:tab/>Force x Displacement = n R Energy<text:tab/><text:tab/><text:span text:style-name="T16">EM</text:span><text:span text:style-name="T1">0</text:span><text:span text:style-name="T16">2.2</text:span></text:p>
      <text:p text:style-name="P2">and if n =1 and removing the constant R obtain</text:p>
      <text:p text:style-name="P2"><text:tab/><text:tab/><text:tab/><text:tab/><text:tab/>Force x Displacement <text:span text:style-name="T127">R</text:span> Energy<text:tab/><text:tab/><text:span text:style-name="T16">EM02.3</text:span></text:p>
      <text:p text:style-name="P2"/>
      <text:p text:style-name="P3">The relationship <text:span text:style-name="T1">M04</text:span> can be interpreted to say that a force that a particle of gas A exerts on a <text:span text:style-name="T129">second</text:span> <text:span text:style-name="T129">stationary </text:span><text:soft-page-break/>body B, <text:s/><text:span text:style-name="T129">and moves it a distance of Displacement before coming to a halt, is proportional to the energy of particle A. If B is part of a matrix of molecules that create a surface that is immovable, or is 100% elastic and energy is transferred back onto the particle A, then the energy that is exerted back onto A changes the direction of motion of A, and hence results in A experiencing a force from B and </text:span><text:span text:style-name="T130">regaining</text:span><text:span text:style-name="T129"> </text:span><text:span text:style-name="T130">some or all of </text:span><text:span text:style-name="T129">its energy.</text:span></text:p>
      <text:p text:style-name="P4">Thus equation <text:span text:style-name="T16">EM</text:span><text:span text:style-name="T1">02.</text:span><text:span text:style-name="T16">1</text:span> is really an alternative way of expressing that there is a <text:s/>direct relationship <text:s/>between forces on a body <text:span text:style-name="T131">B </text:span>by the energy of the gas molecule(s) <text:span text:style-name="T131">A </text:span>impacting on that body. Energy would most likely be kinetic energy (KE) defined as</text:p>
      <text:p text:style-name="P2"><text:span text:style-name="T52"><text:tab/><text:tab/><text:tab/><text:tab/><text:tab/><text:tab/>KE = </text:span><text:span text:style-name="T52"><draw:frame draw:style-name="fr1" draw:name="Object8" text:anchor-type="as-char" svg:width="1.256cm" svg:height="0.831cm" draw:z-index="31"><draw:object xlink:href="./Object 17" xlink:type="simple" xlink:show="embed" xlink:actuate="onLoad"/><draw:image xlink:href="./ObjectReplacements/Object 17" xlink:type="simple" xlink:show="embed" xlink:actuate="onLoad"/></draw:frame></text:span><text:span text:style-name="T52">= </text:span><text:span text:style-name="T52"><draw:frame draw:style-name="fr1" draw:name="Object9" text:anchor-type="as-char" svg:width="1.75cm" svg:height="0.885cm" draw:z-index="32"><draw:object xlink:href="./Object 18" xlink:type="simple" xlink:show="embed" xlink:actuate="onLoad"/><draw:image xlink:href="./ObjectReplacements/Object 18" xlink:type="simple" xlink:show="embed" xlink:actuate="onLoad"/><svg:desc>formula</svg:desc></draw:frame></text:span></text:p>
      <text:p text:style-name="P2"><text:span text:style-name="T52">Where m</text:span><text:span text:style-name="T102">g</text:span><text:span text:style-name="T52"> is the mass of the gas molecule.</text:span></text:p>
      <text:p text:style-name="P66">and given that force is defined as</text:p>
      <text:p text:style-name="P2"><text:span text:style-name="T52"><text:tab/><text:tab/><text:tab/><text:tab/><text:tab/><text:tab/>F = m</text:span><text:span text:style-name="T102">w</text:span><text:span text:style-name="T52">a = </text:span><text:span text:style-name="T52"><draw:frame draw:style-name="fr1" draw:name="Object10" text:anchor-type="as-char" svg:width="1.307cm" svg:height="0.93cm" draw:z-index="33"><draw:object xlink:href="./Object 19" xlink:type="simple" xlink:show="embed" xlink:actuate="onLoad"/><draw:image xlink:href="./ObjectReplacements/Object 19" xlink:type="simple" xlink:show="embed" xlink:actuate="onLoad"/><svg:desc>formula</svg:desc></draw:frame></text:span></text:p>
      <text:p text:style-name="P2"><text:span text:style-name="T52">Where m</text:span><text:span text:style-name="T102">w</text:span><text:span text:style-name="T52"> is the mass of the matter that the gas molecule collides with.</text:span></text:p>
      <text:p text:style-name="P4"><text:span text:style-name="T52">It is assumed that these mathematical definitions are known and understood by the reader. Thus equation </text:span><text:span text:style-name="T16">EM02.3</text:span><text:span text:style-name="T59"> can be re-written as</text:span></text:p>
      <text:p text:style-name="P2"><text:span text:style-name="T59"><text:tab/><text:tab/><text:tab/><text:tab/><text:tab/></text:span><text:span text:style-name="T59"><draw:frame draw:style-name="fr1" draw:name="Object11" text:anchor-type="as-char" svg:width="1.307cm" svg:height="0.93cm" draw:z-index="34"><draw:object xlink:href="./Object 20" xlink:type="simple" xlink:show="embed" xlink:actuate="onLoad"/><draw:image xlink:href="./ObjectReplacements/Object 20" xlink:type="simple" xlink:show="embed" xlink:actuate="onLoad"/><svg:desc>formula</svg:desc></draw:frame></text:span><text:span text:style-name="T59">s = <text:tab/></text:span><text:span text:style-name="T59"><draw:frame draw:style-name="fr1" draw:name="Object12" text:anchor-type="as-char" svg:width="1.75cm" svg:height="0.885cm" draw:z-index="35"><draw:object xlink:href="./Object 21" xlink:type="simple" xlink:show="embed" xlink:actuate="onLoad"/><draw:image xlink:href="./ObjectReplacements/Object 21" xlink:type="simple" xlink:show="embed" xlink:actuate="onLoad"/><svg:desc>formula</svg:desc></draw:frame></text:span><text:span text:style-name="T59"><text:tab/><text:tab/><text:tab/><text:tab/></text:span><text:span text:style-name="T58">EM02.4</text:span></text:p>
      <text:p text:style-name="P4">If a given constant time interval is used in equation <text:span text:style-name="T58">EM02.4</text:span><text:span text:style-name="T17">, then for larger values of displacement for the gas molecule to travel in the same period of time, it must have its energy and hence rate of displacement per unit time (ie velocity) also increased if the force exerted by the gas molecule on a third body is to be maintained. It must be noted that this is only valid for a gas in a confined space. In free space the displacement value would be irrelevant, <text:s/>and the relationship would be that <text:s/>Force </text:span><text:span text:style-name="T128">R</text:span><text:span text:style-name="T17"> Energy.</text:span></text:p>
      <text:p text:style-name="P4">What is trying to be expressed here is that a mathematical expression given by equation <text:span text:style-name="T58">EM02.1</text:span> with measurements defined and taken by humans, can loose the real nature of the underlying physics of the real world, and thus mislead or misinterpret reality. Likewise if <text:s/>equation <text:span text:style-name="T58">EM02.1</text:span><text:span text:style-name="T17"> were used in another mathematical expression without context or understanding of what it represents, then a greater cascading misinterpretation and/or error can occur in the results given.</text:span></text:p>
      <text:p text:style-name="P55">And likewise with all mathematical theories and expressions. If the application of abstraction has no relationship with the real world, then the result can or will be misinterpreted or wrong, and the meaning of what the mathematics <text:span text:style-name="T131">represents</text:span> in the real world is lost.</text:p>
      <text:p text:style-name="P63"><text:span text:style-name="T133">03 </text:span><text:span text:style-name="T134">Context of </text:span>Mathematical limits</text:p>
      <text:p text:style-name="P2">Mathematical theories and statements have limitations and boundaries to their application and accuracy of results. <text:s/>One foundation of mathematics, calculus <text:span text:style-name="T135">can be considered a</text:span>s a prime example of the limitations of mathematics. Differential and integral calculus have one prime condition or principle that is crucial to what most, if not all of calculus is based that <text:span text:style-name="T136">could be considered as</text:span> a flaw.</text:p>
      <text:p text:style-name="P4">Differential calculus is based upon the definition of the differential or slope of a line or surface between two coordinates as expressed for a mathematical function <text:span text:style-name="Emphasis"><text:span text:style-name="T56">ƒ(x)</text:span></text:span> at a coordinate as in Equation <text:span text:style-name="T58">EM02.5</text:span>.</text:p>
      <text:p text:style-name="P5"><text:span text:style-name="Emphasis"><text:span text:style-name="T56"><text:tab/><text:tab/><text:tab/><text:tab/>ƒ'(x) = <text:s text:c="2"/></text:span></text:span><text:span text:style-name="Emphasis"><text:span text:style-name="T56"><draw:frame draw:style-name="fr1" draw:name="Object101" text:anchor-type="as-char" svg:width="0.963cm" svg:height="0.748cm" draw:z-index="2"><draw:object xlink:href="./Object 3" xlink:type="simple" xlink:show="embed" xlink:actuate="onLoad"/><draw:image xlink:href="./ObjectReplacements/Object 3" xlink:type="simple" xlink:show="embed" xlink:actuate="onLoad"/></draw:frame></text:span></text:span><text:span text:style-name="Emphasis"><text:span text:style-name="T56"><draw:frame draw:style-name="fr1" draw:name="Object25" text:anchor-type="as-char" svg:width="3.651cm" svg:height="1.062cm" draw:z-index="3"><draw:object xlink:href="./Object 4" xlink:type="simple" xlink:show="embed" xlink:actuate="onLoad"/><draw:image xlink:href="./ObjectReplacements/Object 4" xlink:type="simple" xlink:show="embed" xlink:actuate="onLoad"/></draw:frame></text:span></text:span><text:span text:style-name="Emphasis"><text:span text:style-name="T56"><text:tab/><text:tab/><text:tab/></text:span></text:span><text:span text:style-name="Emphasis"><text:span text:style-name="T55">EM02.5</text:span></text:span></text:p>
      <text:p text:style-name="P4"><text:span text:style-name="Emphasis"><text:span text:style-name="T56">It is assumed that the reader is familiar with this fundamental definition. What this definition says is that the small value Δx can become smaller and smaller and get so close to zero that a derivative for the function exists if equation <text:s/></text:span></text:span><text:span text:style-name="Emphasis"><text:span text:style-name="T55">EM02.5</text:span></text:span><text:span text:style-name="Emphasis"><text:span text:style-name="T56"> is bounded, or in other words does not go to infinity. </text:span></text:span></text:p>
      <text:p text:style-name="P4"><text:span text:style-name="Emphasis"><text:span text:style-name="T56">The limitation of this definition is that if there is an integer value at which <text:s/>Δx can not become smaller than, then the definition of a derivative is an approximation, not an absolute value for the function ƒ(x). That is, Δx cannot </text:span></text:span><text:span text:style-name="Emphasis"><text:span text:style-name="T57">become infinitesimally small and</text:span></text:span><text:span text:style-name="Emphasis"><text:span text:style-name="T56"> close to zero, so there is a limitation to the use of and accuracy of using equation <text:s/></text:span></text:span><text:span text:style-name="Emphasis"><text:span text:style-name="T55">EM02.5</text:span></text:span><text:span text:style-name="Emphasis"><text:span text:style-name="T56">. </text:span></text:span></text:p>
      <text:p text:style-name="P4"><text:span text:style-name="Emphasis"><text:span text:style-name="T56">If the order of magnitude of the values being used for function ƒ(x) is of a certain value </text:span></text:span><text:span text:style-name="Emphasis"><text:span text:style-name="T57">much </text:span></text:span><text:span text:style-name="Emphasis"><text:span text:style-name="T56">greater than Δx, then equation </text:span></text:span><text:span text:style-name="Emphasis"><text:span text:style-name="T55">EM02.5</text:span></text:span><text:span text:style-name="Emphasis"><text:span text:style-name="T56"> would be able to be used as any errors would be small enough to be negligible and unnoticed.</text:span></text:span></text:p>
      <text:p text:style-name="P2"><text:span text:style-name="Emphasis"><text:span text:style-name="T56">That may be true for much of every day physics and engineering calculations in what is termed the macro world of the large.</text:span></text:span></text:p>
      <text:p text:style-name="P4"><text:span text:style-name="Emphasis"><text:span text:style-name="T56">However, in the micro world where the values that the function ƒ(x) is of a certain critical order or below, the definition of a derivative in equation </text:span></text:span><text:span text:style-name="Emphasis"><text:span text:style-name="T55">EM02.5</text:span></text:span><text:span text:style-name="Emphasis"><text:span text:style-name="T56"> needs to be modified to be.</text:span></text:span></text:p>
      <text:p text:style-name="P5"><text:span text:style-name="Emphasis"><text:span text:style-name="T56"><text:tab/><text:tab/><text:tab/><text:tab/>ƒ'(x) = <text:s text:c="2"/></text:span></text:span><text:span text:style-name="Emphasis"><text:span text:style-name="T56"><draw:frame draw:style-name="fr1" draw:name="Object26" text:anchor-type="as-char" svg:width="1.124cm" svg:height="0.748cm" draw:z-index="4"><draw:object xlink:href="./Object 5" xlink:type="simple" xlink:show="embed" xlink:actuate="onLoad"/><draw:image xlink:href="./ObjectReplacements/Object 5" xlink:type="simple" xlink:show="embed" xlink:actuate="onLoad"/><svg:desc>formula</svg:desc></draw:frame></text:span></text:span><text:span text:style-name="Emphasis"><text:span text:style-name="T56"><draw:frame draw:style-name="fr1" draw:name="Object27" text:anchor-type="as-char" svg:width="3.651cm" svg:height="1.062cm" draw:z-index="5"><draw:object xlink:href="./Object 6" xlink:type="simple" xlink:show="embed" xlink:actuate="onLoad"/><draw:image xlink:href="./ObjectReplacements/Object 6" xlink:type="simple" xlink:show="embed" xlink:actuate="onLoad"/><svg:desc>formula</svg:desc></draw:frame></text:span></text:span><text:span text:style-name="Emphasis"><text:span text:style-name="T56"><text:tab/><text:tab/><text:tab/> </text:span></text:span><text:span text:style-name="Emphasis"><text:span text:style-name="T55">EM02.6</text:span></text:span></text:p>
      <text:p text:style-name="P45"><text:span text:style-name="Emphasis"><text:span text:style-name="T53">Were δx is the smallest value of difference between two successive coordinates <text:s/>that <text:s/>the function ƒ(x) can have. If </text:span></text:span><text:soft-page-break/><text:span text:style-name="Emphasis"><text:span text:style-name="T53">Equation </text:span></text:span><text:span text:style-name="Emphasis"><text:span text:style-name="T55">EM02.5</text:span></text:span><text:span text:style-name="Emphasis"><text:span text:style-name="T53"> were used instead of equation </text:span></text:span><text:span text:style-name="Emphasis"><text:span text:style-name="T55">EM02.6</text:span></text:span><text:span text:style-name="Emphasis"><text:span text:style-name="T53">,</text:span></text:span><text:span text:style-name="Emphasis"><text:span text:style-name="T54"> </text:span></text:span><text:span text:style-name="Emphasis"><text:span text:style-name="T53">then inaccurate results would occur. In the case of using <text:s/>definition </text:span></text:span><text:span text:style-name="Emphasis"><text:span text:style-name="T55">EM02.5</text:span></text:span><text:span text:style-name="Emphasis"><text:span text:style-name="T53"> in deriving other theories and mathematical relationships, misleading or incorrect conclusions and representations can result.</text:span></text:span></text:p>
      <text:p text:style-name="P45"><text:span text:style-name="Emphasis"><text:span text:style-name="T53">Mathematicians and those that apply it such as physicists do not want to use <text:s/>equation </text:span></text:span><text:span text:style-name="Emphasis"><text:span text:style-name="T55">EM02.6</text:span></text:span><text:span text:style-name="Emphasis"><text:span text:style-name="T53"> as it is messy and complicated to deal with as additional terms are involved that do not exist using definition <text:s/>equation </text:span></text:span><text:span text:style-name="Emphasis"><text:span text:style-name="T55">EM02.5</text:span></text:span><text:span text:style-name="Emphasis"><text:span text:style-name="T53">.</text:span></text:span></text:p>
      <text:p text:style-name="P45"><text:span text:style-name="Emphasis"><text:span text:style-name="T53">What needs to be found is the limitation of each situation in which the definition of a derivative given by definition <text:s/>equation </text:span></text:span><text:span text:style-name="Emphasis"><text:span text:style-name="T55">EM02.6</text:span></text:span><text:span text:style-name="Emphasis"><text:span text:style-name="T53"> can be used. If this is not done, then inaccurate and false mathematics is applied, and incorrect interpreted results are derived.</text:span></text:span></text:p>
      <text:p text:style-name="P45"><text:span text:style-name="Emphasis"><text:span text:style-name="T53">A similar situation is present in integral calculus, where integration of a function over an interval a to b is given by adding very small areas below a curve or surface as given in the definition in equation </text:span></text:span><text:span text:style-name="Emphasis"><text:span text:style-name="T55">EM02.7</text:span></text:span><text:span text:style-name="Emphasis"><text:span text:style-name="T53">.</text:span></text:span></text:p>
      <text:p text:style-name="P46"><text:span text:style-name="Emphasis"><text:span text:style-name="T64"><draw:frame draw:style-name="fr1" draw:name="Object199" text:anchor-type="as-char" svg:width="2.115cm" svg:height="0.801cm" draw:z-index="6"><draw:object xlink:href="./Object 7" xlink:type="simple" xlink:show="embed" xlink:actuate="onLoad"/><draw:image xlink:href="./ObjectReplacements/Object 7" xlink:type="simple" xlink:show="embed" xlink:actuate="onLoad"/><svg:desc>formula</svg:desc></draw:frame></text:span></text:span><text:span text:style-name="Emphasis"><text:span text:style-name="T64">= </text:span></text:span><text:span text:style-name="Emphasis"><text:span text:style-name="T64"><draw:frame draw:style-name="fr1" draw:name="Object200" text:anchor-type="as-char" svg:width="0.961cm" svg:height="0.748cm" draw:z-index="7"><draw:object xlink:href="./Object 8" xlink:type="simple" xlink:show="embed" xlink:actuate="onLoad"/><draw:image xlink:href="./ObjectReplacements/Object 8" xlink:type="simple" xlink:show="embed" xlink:actuate="onLoad"/><svg:desc>formula</svg:desc></draw:frame></text:span></text:span><text:span text:style-name="Emphasis"><text:span text:style-name="T64"><text:s/></text:span></text:span><text:span text:style-name="Emphasis"><text:span text:style-name="T64"><draw:frame draw:style-name="fr1" draw:name="Object201" text:anchor-type="as-char" svg:width="3.44cm" svg:height="1.139cm" draw:z-index="8"><draw:object xlink:href="./Object 9" xlink:type="simple" xlink:show="embed" xlink:actuate="onLoad"/><draw:image xlink:href="./ObjectReplacements/Object 9" xlink:type="simple" xlink:show="embed" xlink:actuate="onLoad"/><svg:desc>formula</svg:desc></draw:frame></text:span></text:span><text:span text:style-name="Emphasis"><text:span text:style-name="T64">= </text:span></text:span><text:span text:style-name="Emphasis"><text:span text:style-name="T64"><draw:frame draw:style-name="fr1" draw:name="Object202" text:anchor-type="as-char" svg:width="0.801cm" svg:height="0.748cm" draw:z-index="9"><draw:object xlink:href="./Object 10" xlink:type="simple" xlink:show="embed" xlink:actuate="onLoad"/><draw:image xlink:href="./ObjectReplacements/Object 10" xlink:type="simple" xlink:show="embed" xlink:actuate="onLoad"/><svg:desc>formula</svg:desc></draw:frame></text:span></text:span><text:span text:style-name="Emphasis"><text:span text:style-name="T64"><text:s/></text:span></text:span><text:span text:style-name="Emphasis"><text:span text:style-name="T64"><draw:frame draw:style-name="fr1" draw:name="Object203" text:anchor-type="as-char" svg:width="4.036cm" svg:height="1.139cm" draw:z-index="10"><draw:object xlink:href="./Object 11" xlink:type="simple" xlink:show="embed" xlink:actuate="onLoad"/><draw:image xlink:href="./ObjectReplacements/Object 11" xlink:type="simple" xlink:show="embed" xlink:actuate="onLoad"/><svg:desc>formula</svg:desc></draw:frame></text:span></text:span><text:span text:style-name="Emphasis"><text:span text:style-name="T64"><text:s/>- </text:span></text:span><text:span text:style-name="Emphasis"><text:span text:style-name="T66"><text:s/></text:span></text:span><text:span text:style-name="Emphasis"><text:span text:style-name="T67">EM02.7</text:span></text:span></text:p>
      <text:p text:style-name="P44"><text:span text:style-name="Emphasis"><text:span text:style-name="T64">As before, if there is a limit top how small a value Δx can be, then there is a limit to the accuracy, and of being able to use this definition in real situations. If x is of an order larger than some threshold, definition – </text:span></text:span><text:span text:style-name="Emphasis"><text:span text:style-name="T67">EM02.7</text:span></text:span><text:span text:style-name="Emphasis"><text:span text:style-name="T64"> can give a good or accurate approximation. Below this threshold, as with derivatives, inaccuracies of increasing magnitude become </text:span></text:span><text:span text:style-name="Emphasis"><text:span text:style-name="T65">more </text:span></text:span><text:span text:style-name="Emphasis"><text:span text:style-name="T64">present unless the mathematics reflecting the situations a</text:span></text:span><text:span text:style-name="Emphasis"><text:span text:style-name="T65">t</text:span></text:span><text:span text:style-name="Emphasis"><text:span text:style-name="T64"> hand is applied. In the case of integration, the definition given by </text:span></text:span><text:span text:style-name="Emphasis"><text:span text:style-name="T67">EM02.7</text:span></text:span><text:span text:style-name="Emphasis"><text:span text:style-name="T64"> becomes.</text:span></text:span></text:p>
      <text:p text:style-name="P46"><text:span text:style-name="Emphasis"><text:span text:style-name="T64"><draw:frame draw:style-name="fr1" draw:name="Object3" text:anchor-type="as-char" svg:width="2.115cm" svg:height="0.801cm" draw:z-index="11"><draw:object xlink:href="./Object 12" xlink:type="simple" xlink:show="embed" xlink:actuate="onLoad"/><draw:image xlink:href="./ObjectReplacements/Object 12" xlink:type="simple" xlink:show="embed" xlink:actuate="onLoad"/><svg:desc>formula</svg:desc></draw:frame></text:span></text:span><text:span text:style-name="Emphasis"><text:span text:style-name="T64">= </text:span></text:span><text:span text:style-name="Emphasis"><text:span text:style-name="T64"><draw:frame draw:style-name="fr1" draw:name="Object4" text:anchor-type="as-char" svg:width="1.131cm" svg:height="0.75cm" draw:z-index="12"><draw:object xlink:href="./Object 13" xlink:type="simple" xlink:show="embed" xlink:actuate="onLoad"/><draw:image xlink:href="./ObjectReplacements/Object 13" xlink:type="simple" xlink:show="embed" xlink:actuate="onLoad"/><svg:desc>formula</svg:desc></draw:frame></text:span></text:span><text:span text:style-name="Emphasis"><text:span text:style-name="T64"><text:s/></text:span></text:span><text:span text:style-name="Emphasis"><text:span text:style-name="T64"><draw:frame draw:style-name="fr1" draw:name="Object5" text:anchor-type="as-char" svg:width="3.44cm" svg:height="1.139cm" draw:z-index="13"><draw:object xlink:href="./Object 14" xlink:type="simple" xlink:show="embed" xlink:actuate="onLoad"/><draw:image xlink:href="./ObjectReplacements/Object 14" xlink:type="simple" xlink:show="embed" xlink:actuate="onLoad"/><svg:desc>formula</svg:desc></draw:frame></text:span></text:span><text:span text:style-name="Emphasis"><text:span text:style-name="T64">= </text:span></text:span><text:span text:style-name="Emphasis"><text:span text:style-name="T64"><draw:frame draw:style-name="fr1" draw:name="Object6" text:anchor-type="as-char" svg:width="0.833cm" svg:height="0.75cm" draw:z-index="14"><draw:object xlink:href="./Object 15" xlink:type="simple" xlink:show="embed" xlink:actuate="onLoad"/><draw:image xlink:href="./ObjectReplacements/Object 15" xlink:type="simple" xlink:show="embed" xlink:actuate="onLoad"/><svg:desc>formula</svg:desc></draw:frame></text:span></text:span><text:span text:style-name="Emphasis"><text:span text:style-name="T64"><text:s/></text:span></text:span><text:span text:style-name="Emphasis"><text:span text:style-name="T64"><draw:frame draw:style-name="fr1" draw:name="Object7" text:anchor-type="as-char" svg:width="4.036cm" svg:height="1.139cm" draw:z-index="15"><draw:object xlink:href="./Object 16" xlink:type="simple" xlink:show="embed" xlink:actuate="onLoad"/><draw:image xlink:href="./ObjectReplacements/Object 16" xlink:type="simple" xlink:show="embed" xlink:actuate="onLoad"/><svg:desc>formula</svg:desc></draw:frame></text:span></text:span><text:span text:style-name="Emphasis"><text:span text:style-name="T64"><text:s/>- </text:span></text:span><text:span text:style-name="Emphasis"><text:span text:style-name="T66"><text:s/></text:span></text:span><text:span text:style-name="Emphasis"><text:span text:style-name="T67">EM02.8</text:span></text:span></text:p>
      <text:p text:style-name="P43"><text:span text:style-name="Emphasis"><text:span text:style-name="T64">As before, the resultant mathematics may be messy, but needs to be applied.</text:span></text:span></text:p>
      <text:p text:style-name="P43"><text:span text:style-name="Emphasis"><text:span text:style-name="T64">As illustrated above, there may be many other mathematical definitions and theories that have assumptions or conditions that do not apply in all situations. This must be noted and recognised, otherwise inaccurate and incorrect results, interpretations of results, and even theories or understanding will most likely emerge. Unfortunately, this is most likely occurring in the applied mathematical world as well as in <text:s/>pure mathematical world. </text:span></text:span></text:p>
      <text:p text:style-name="P43"><text:span text:style-name="Emphasis"><text:span text:style-name="T70">M</text:span></text:span><text:span text:style-name="Emphasis"><text:span text:style-name="T69">athematics </text:span></text:span><text:span text:style-name="Emphasis"><text:span text:style-name="T70">can be considered as </text:span></text:span><text:span text:style-name="Emphasis"><text:span text:style-name="T69">a</text:span></text:span><text:span text:style-name="Emphasis"><text:span text:style-name="T70">n</text:span></text:span><text:span text:style-name="Emphasis"><text:span text:style-name="T69"> abstraction of the real world, and without the abstract having a context or relationship to reality, misconceptions </text:span></text:span><text:span text:style-name="Emphasis"><text:span text:style-name="T70">can easily </text:span></text:span><text:span text:style-name="Emphasis"><text:span text:style-name="T69">creep into the mathematics. This can be further compounded by applying blindly mathematical theory and definitions without taking into account the limitations or those theories, or the context of when they can and cannot be used.</text:span></text:span></text:p>
      <text:p text:style-name="P43"><text:span text:style-name="Emphasis"><text:span text:style-name="T69">Mathematical theories and proofs using a definition or theory that is beyond the limit at which it should be used will most likely give incorrect results and understanding of the physical world. If the results do not give an expected result, a new mathematical theory or method may be created to give a desired result, and the understanding of what are the true workings </text:span></text:span><text:span text:style-name="Emphasis"><text:span text:style-name="T70">can be,or is,</text:span></text:span><text:span text:style-name="Emphasis"><text:span text:style-name="T69"> totally lost. <text:s text:c="2"/></text:span></text:span></text:p>
      <text:p text:style-name="P47"><text:span text:style-name="Emphasis"><text:span text:style-name="T81">0</text:span></text:span><text:span text:style-name="Emphasis"><text:span text:style-name="T83">4</text:span></text:span><text:span text:style-name="Emphasis"><text:span text:style-name="T81"> </text:span></text:span><text:span text:style-name="Emphasis"><text:span text:style-name="T82">Context of </text:span></text:span><text:span text:style-name="Emphasis"><text:span text:style-name="T80">Mathematical Approximation</text:span></text:span></text:p>
      <text:p text:style-name="P43"><text:span text:style-name="Emphasis"><text:span text:style-name="T69">In physics, <text:s/>systems of entities or bodies have the mathematical description of them simplified to allow an easier mathematical method or equation to be used to model the physical system at hand. One such system are gases and waves. The kinetic theory of gases uses statistics and assumptions of elastic collisions </text:span></text:span><text:span text:style-name="Emphasis"><text:span text:style-name="T71">that </text:span></text:span><text:span text:style-name="Emphasis"><text:span text:style-name="T69">treat gas molecules as point particles without consideration of the electrical forces that gas molecules have. Such a theory, or those using this theory in other situations, then must be used in context and limitation as explained in the sections above, otherwise there is likely to be erroneous results.</text:span></text:span></text:p>
      <text:p text:style-name="P43"><text:span text:style-name="Emphasis"><text:span text:style-name="T69">Similarly, the equations for wave motion used in many secondary and undergraduate physics books require that the amplitude of the wave be small in comparison to the wavelength. Without explaining the details, this is to facilitate a simplification of the mathematical description of a travelling sinusoidal wave. As with the kinetic theory of gases, there are limits to its use. The wave motion theory breaks down outside these limits set by the method of simplifying the problem at hand.</text:span></text:span></text:p>
      <text:p text:style-name="P43"><text:span text:style-name="Emphasis"><text:span text:style-name="T69">And the same is true in mathematics. As mentioned in the section </text:span></text:span><text:span text:style-name="Emphasis"><text:span text:style-name="T71">03 Context of </text:span></text:span><text:span text:style-name="Emphasis"><text:span text:style-name="T69">Mathematical limits, derivatives and integrals can be considered as an approximation <text:s/>o</text:span></text:span><text:span text:style-name="Emphasis"><text:span text:style-name="T71">f</text:span></text:span><text:span text:style-name="Emphasis"><text:span text:style-name="T69"> calculating gradients and areas, volumes etc if the limit of the difference in variable of the function goes to zero. This approximation, as in the two physics examples, makes the mathematics easier to deal with.</text:span></text:span></text:p>
      <text:p text:style-name="P43"><text:span text:style-name="Emphasis"><text:span text:style-name="T69">Mathematical theories that use derivatives and integrals as a basis for new theories or methods of mathematical </text:span></text:span><text:span text:style-name="Emphasis"><text:span text:style-name="T71">calculations,</text:span></text:span><text:span text:style-name="Emphasis"><text:span text:style-name="T69"> likewise, must take the limits of using derivatives and integrals into consideration, otherwise they could give </text:span></text:span><text:span text:style-name="Emphasis"><text:span text:style-name="T71">a cascade of progressively </text:span></text:span><text:span text:style-name="Emphasis"><text:span text:style-name="T69">incorrect results.</text:span></text:span></text:p>
      <text:p text:style-name="P65"><text:span text:style-name="Emphasis"><text:span text:style-name="T74">And so it must be with all mathematical theories and methods. Any simplification of a system expressed as a pure mathematical construct or theorem will have limits in its use and validity. Without consideration when deriving new theories or mathematical methods from them will most likely give mathematical errors, as well as incorrect interpretations or concepts of understanding in situations outside these limits.</text:span></text:span></text:p>
      <text:p text:style-name="P65"><text:span text:style-name="Emphasis"><text:span text:style-name="T74"/></text:span></text:p>
      <text:p text:style-name="P65"><text:span text:style-name="Emphasis"><text:span text:style-name="T74"/></text:span></text:p>
      <text:p text:style-name="P67"><text:soft-page-break/><text:span text:style-name="Emphasis"><text:span text:style-name="T77">0</text:span></text:span><text:span text:style-name="Emphasis"><text:span text:style-name="T78">4</text:span></text:span><text:span text:style-name="Emphasis"><text:span text:style-name="T77"> </text:span></text:span><text:span text:style-name="Emphasis"><text:span text:style-name="T79">Context of </text:span></text:span><text:span text:style-name="Emphasis"><text:span text:style-name="T76">Mathematical </text:span></text:span><text:span text:style-name="Emphasis"><text:span text:style-name="T78">M</text:span></text:span><text:span text:style-name="Emphasis"><text:span text:style-name="T76">odelling</text:span></text:span></text:p>
      <text:p text:style-name="P65"><text:span text:style-name="Emphasis"><text:span text:style-name="T74">Fractals is a new branch of mathematics that is used to construct a model of the real world by using a combination of geometry, probability and statistics. A cloud, mountain or coastal landscape can be modelled <text:s/>using fractals. So can patterns occurring in biology such as ferns and trees. But fractals do not explain the natural world as forming because of some fractal equation. What fractals give is a method to model the real world through using mathematics. </text:span></text:span></text:p>
      <text:p text:style-name="P65"><text:span text:style-name="Emphasis"><text:span text:style-name="T74">That model is mostly involves repetitive algorithms run on computers dependent upon the inputs into those algorithms. Many involve feedback loops where the output of one calculation is the input to the next. Thus outcomes can be unpredictable and any interrelating algorithms more unpredictable. However, the structure of the results obtained can mimic the real world such as clouds or trees.</text:span></text:span></text:p>
      <text:p text:style-name="P65"><text:span text:style-name="Emphasis"><text:span text:style-name="T74">Studies in such mathematical modelling have lead to a greater understanding of how interrelationships of what were thought to be independent <text:s/>systems or entities are dependent upon each other. But these models are mostly not very accurate in prediction, and have limits dependent upon the mathematics, assumptions involved, and the input or data used. Also</text:span></text:span><text:span text:style-name="Emphasis"><text:span text:style-name="T75">,</text:span></text:span><text:span text:style-name="Emphasis"><text:span text:style-name="T74"> unknown elements left out of the model can lead to the wrong conclusion or results.</text:span></text:span></text:p>
      <text:p text:style-name="P65"><text:span text:style-name="Emphasis"><text:span text:style-name="T74">Many who create and use these computer models know the limits and uncertainty of results they give when compared to the real world. However, there are many who wish to use computer modelling as a case for <text:s/>prediction of events or results of performing certain actions. These are mostly the likes of economists and other believers that seem to hold that the computer model, and the mathematics associated with it and is created, is correct and without any unknowns, or lack of, or incorrect input data used in the modelling. As such, most of the predictions and results of the modelling do not reflect the real world, but the belief in using such modelling is not questioned.</text:span></text:span></text:p>
      <text:p text:style-name="P65"><text:span text:style-name="Emphasis"><text:span text:style-name="T74">One limitation of computer modelling is that even if all the algorithms, assumptions and input data are correct <text:s/>and all unknowns eliminated, the very nature of using a computer is limited by the precision of using, storing and calculating numbers, especially the very large and the very small. Computer memory and arithmetic can store and calculate numbers within a certain level of accuracy. Numbers can only be stored up to a certain number of decimal points or integer values. As calculation is performed, the lack of ability to have a very high precision for the storage of numbers can, and does yield greater and greater inaccuracies of calculations beyond a certain number of iterations in which feedback loops within computer modelling algorithms are used. The consequence is that a very small inaccuracy is enlarged through each successive iteration, yielding the final result </text:span></text:span><text:span text:style-name="Emphasis"><text:span text:style-name="T75">that</text:span></text:span><text:span text:style-name="Emphasis"><text:span text:style-name="T74"> at best </text:span></text:span><text:span text:style-name="Emphasis"><text:span text:style-name="T75">is</text:span></text:span><text:span text:style-name="Emphasis"><text:span text:style-name="T74"> inaccurate, and worst, </text:span></text:span><text:span text:style-name="Emphasis"><text:span text:style-name="T75">is</text:span></text:span><text:span text:style-name="Emphasis"><text:span text:style-name="T74"> meaningless.</text:span></text:span></text:p>
      <text:p text:style-name="P65"><text:span text:style-name="Emphasis"><text:span text:style-name="T74">This is one of the basis of what is commonly called chaos theory, and the above effect is commonly called the butterfly effect. The result of this is that <text:s/>beyond a certain level of number of <text:s/>calculations and iterations <text:s/>predicted behaviour or results cannot be derived with a high level of certainty or accuracy. </text:span></text:span></text:p>
      <text:p text:style-name="P65"><text:span text:style-name="Emphasis"><text:span text:style-name="T74">So the use of computer modelling, even if the mathematics, algorithms and data used is flawless, the results given beyond certain limits do not reflect the real world. This should be evident from the real world. After all, a fractal may mathematically be able to expressed a model of a tree branch structure to being infinite in how small or large that tree branch structure <text:s/>is. But it is well known that the branches of a tree have a limit in the number of branches and the size that can be obtained. So the fractal model itself is limited and defined by boundary conditions. More then </text:span></text:span><text:span text:style-name="Emphasis"><text:span text:style-name="T75">the </text:span></text:span><text:span text:style-name="Emphasis"><text:span text:style-name="T74">mathematics </text:span></text:span><text:span text:style-name="Emphasis"><text:span text:style-name="T75">that </text:span></text:span><text:span text:style-name="Emphasis"><text:span text:style-name="T74">is needed to model the real world. </text:span></text:span></text:p>
      <text:p text:style-name="P47"><text:span text:style-name="Emphasis"><text:span text:style-name="T81">0</text:span></text:span><text:span text:style-name="Emphasis"><text:span text:style-name="T83">4</text:span></text:span><text:span text:style-name="Emphasis"><text:span text:style-name="T81"> </text:span></text:span><text:span text:style-name="Emphasis"><text:span text:style-name="T82">Context of </text:span></text:span><text:span text:style-name="Emphasis"><text:span text:style-name="T80">Mathematical </text:span></text:span><text:span text:style-name="Emphasis"><text:span text:style-name="T83">Belief</text:span></text:span></text:p>
      <text:p text:style-name="P43"><text:span text:style-name="Emphasis"><text:span text:style-name="T69">Many areas of mathematics have no relationship to nature at all, but are a playing with pure numbers and deriving mathematical theories and methods removed from anything real. Imaginary numbers, sets, multidimensional spaces, infinities etc. may exist only in the realm of the human mind rather than in reality. Here, false concepts and conclusions of the real world may emerge if a belief exists that a mathematical result is always true and beyond doubt.</text:span></text:span></text:p>
      <text:p text:style-name="P43"><text:span text:style-name="Emphasis"><text:span text:style-name="T69">Even when there is a grounding in the physical meaning of the mathematics is involved, the mathematical theories and methods applied can still give results that may still be completely wrong, but are believed to be true because the mathematical doctrine is taken as infallible and that mathematics cannot lie. A mathematical treatment of a real world physical system such as gravity may give a theoretical result that space can be warped such that wormholes can be formed and remain stable. </text:span></text:span><text:span text:style-name="Emphasis"><text:span text:style-name="T72">B</text:span></text:span><text:span text:style-name="Emphasis"><text:span text:style-name="T69">ut that does not mean it can be realistically possible to create, or that wormholes exist. Just because the mathematics says it is so, does not mean that it actually so.</text:span></text:span></text:p>
      <text:p text:style-name="P43"><text:span text:style-name="Emphasis"><text:span text:style-name="T69">Fortunately, mathematical theories involving the physical and real world can and are tested for validity. Those that fail the test are discarded, and those that succeed are retained. But those that are accepted, as explained in all the previous sections, still may be incorrect or incomplete. Newtons gravitational theory is a mathematical model and description of gravity. It does not explain gravity or how it works, but is accurate and valid for everyday use and planetary exploration. Einstein’s theory of general relativity gives a more accurate description of gravity and how it works. Predictions and an understanding of gravity and the universe is given by this theory well beyond what Newtons mathematical treatment. Testing of the mathematics of both have proven both are correct, with the exception that Newtons theory is only valid in low gravitational fields and velocities much less than that of light. That is Newtons mathematical description of gravity is correct within certain limits. If a mathematical belief that Newtons theory is valid outside these limits, then the wrong results, an</text:span></text:span><text:span text:style-name="Emphasis"><text:span text:style-name="T72">d</text:span></text:span><text:span text:style-name="Emphasis"><text:span text:style-name="T69"> more importantly, understanding or concept of gravity is derived.</text:span></text:span></text:p>
      <text:p text:style-name="P43"><text:span text:style-name="Emphasis"><text:span text:style-name="T69">It is the same with a well proven and high integrity theory like General relativity. If the mathematical methods and </text:span></text:span><text:soft-page-break/><text:span text:style-name="Emphasis"><text:span text:style-name="T69">use of this without concern with which the boundaries or limits of this theory and the mathematics in deriving this theory are taken into account, new theories and mathematical derived results will be just as wrong. This could be the case with the derivation of wormholes from the theory of general relativity. Just because the maths says it is so, does not mean that it is so in the real world.</text:span></text:span></text:p>
      <text:p text:style-name="P48"><text:span text:style-name="Emphasis"><text:span text:style-name="T80">Conclusion</text:span></text:span></text:p>
      <text:p text:style-name="P43"><text:span text:style-name="Emphasis"><text:span text:style-name="T69">It is the theme of the discussion above that mathematics is not absolute in its correctness at describing the real world. There are </text:span></text:span><text:span text:style-name="Emphasis"><text:span text:style-name="T73">context and </text:span></text:span><text:span text:style-name="Emphasis"><text:span text:style-name="T69">limits to its use and the results of from the relationships and theories that it gives. What is mostly forgotten is that mathematics is largely a human invention, and that the natural world, though can be expressed using mathematical equations and expressions, may in fact be very different in what mathematical processes are actually going on. Some mathematical treatments or description of nature involve using imaginary numbers. This may indicate that our understanding of the processes and underlying mathematics is incorrect or needs revision. Do imaginary numbers really exist in nature? </text:span></text:span><text:span text:style-name="Emphasis"><text:span text:style-name="T73">Many </text:span></text:span><text:span text:style-name="Emphasis"><text:span text:style-name="T69">mathematicians would say no, but that using imaginary numbers is the best we can do to describe and calculate predictions and results of such a real world scenario.</text:span></text:span></text:p>
      <text:p text:style-name="P43"><text:span text:style-name="Emphasis"><text:span text:style-name="T69">The same must be said of all of mathematical descriptions of the real world. The mathematics involved must be seen as a means to describe and predict the natural world. What makes mathematics a real reflection of the processes and underlying principles of nature is the human mind to come up with a concept and understanding of the real world. Einstein’s theory of relativity, the wave-particle duality of atomic particles and light, Darwin’s theory of natural selection, are a few of these ground breaking concepts. The next task is to express them in an accurate and meaningful way so as to test and gain and expand understanding of these concepts. Mathematics is one powerful tool , and with vigour, can do this to a certain limit. </text:span></text:span></text:p>
      <text:p text:style-name="P43"><text:span text:style-name="Emphasis"><text:span text:style-name="T69">This mathematical limit, <text:s/>as <text:s/>has been hinted at as above, is the human factor. It may be that a mathematical concept cannot be grasped because it is too complicated or unable to be solved. Again Einst</text:span></text:span><text:span text:style-name="Emphasis"><text:span text:style-name="T73">ei</text:span></text:span><text:span text:style-name="Emphasis"><text:span text:style-name="T69">n’s Theory of general relativity has many equations that cannot be solved. So until a new form of mathematics is derived that can describe the concepts of general relativity better, or that the theory itself is not complete and needs some other insight that will give the mathematics to solve these equations.</text:span></text:span></text:p>
      <text:p text:style-name="P43"><text:span text:style-name="Emphasis"><text:span text:style-name="T69">Some would like to believe that mathematics rules the universe, and that the laws of mathematics is what creates the laws of nature. This is largely false for the reason that mathematics is a human invention and </text:span></text:span><text:span text:style-name="Emphasis"><text:span text:style-name="T73">a</text:span></text:span><text:span text:style-name="Emphasis"><text:span text:style-name="T69"> tool that is used to describe the natural world, and the unnatural and imaginary non existent mathematical universe as well. </text:span></text:span></text:p>
      <text:p text:style-name="P43"><text:span text:style-name="Emphasis"><text:span text:style-name="T69">There are certain natural phenomenon that are seemingly consistent in appearing in <text:s/>nature and have a mathematical relationship. But these may be due to other factors like natural selection in the case of plants and animals, and one mathematical description or coincidence that fits one, also fits many others. Maths is not a law of the natural world, but the natural world is a law of mathematics. Laws of nature define what mathematics can be applied to it, not the other way around. If that were the case then the universe would be anything that mathematics can imagine, and it well known it is not.</text:span></text:span></text:p>
      <text:p text:style-name="P43"/>
      <text:p text:style-name="P48"><text:span text:style-name="Emphasis"><text:span text:style-name="T8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Lucida Bright Math Symbol" svg:font-family="'Lucida Bright Math Symbol'" style:font-family-generic="roman" style:font-charset="x-symbol"/>
    <style:font-face style:name="Mangal" svg:font-family="Mangal"/>
    <style:font-face style:name="Mangal1" svg:font-family="Mangal" style:font-family-generic="system" style:font-pitch="variable"/>
    <style:font-face style:name="Math Symbol" svg:font-family="'Math Symbo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AU"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75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reg Searle</meta:initial-creator>
    <meta:creation-date>2012-04-18T09:57:25.44</meta:creation-date>
    <dc:date>2024-08-19T15:11:18.290000000</dc:date>
    <meta:editing-duration>P4DT2H8M44S</meta:editing-duration>
    <meta:editing-cycles>360</meta:editing-cycles>
    <meta:generator>LibreOffice/7.6.5.2$Windows_X86_64 LibreOffice_project/38d5f62f85355c192ef5f1dd47c5c0c0c6d6598b</meta:generator>
    <meta:document-statistic meta:table-count="0" meta:image-count="0" meta:object-count="36" meta:page-count="10" meta:paragraph-count="156" meta:word-count="8007" meta:character-count="47354" meta:non-whitespace-character-count="39223"/>
  </office:meta>
</office:document-meta>
</file>

<file path=Object 1/content.xml><?xml version="1.0" encoding="utf-8"?>
<math xmlns="http://www.w3.org/1998/Math/MathML">
  <semantics>
    <mrow>
      <mfrac>
        <mi>Force</mi>
        <mi>Area</mi>
      </mfrac>
    </mrow>
    <annotation encoding="StarMath 5.0">Force over Area</annotation>
  </semantics>
</math>
</file>

<file path=Object 10/content.xml><?xml version="1.0" encoding="utf-8"?>
<math xmlns="http://www.w3.org/1998/Math/MathML">
  <semantics>
    <munder>
      <mtext>lim</mtext>
      <mrow>
        <mi>n</mi>
        <mo stretchy="false">→</mo>
        <mo stretchy="false">∞</mo>
      </mrow>
    </munder>
    <annotation encoding="StarMath 5.0">"lim" csub {n rightarrow {infinity }}</annotation>
  </semantics>
</math>
</file>

<file path=Object 11/content.xml><?xml version="1.0" encoding="utf-8"?>
<math xmlns="http://www.w3.org/1998/Math/MathML">
  <semantics>
    <mrow>
      <mrow>
        <munderover>
          <mo stretchy="false">∑</mo>
          <mrow>
            <mrow>
              <mi>i</mi>
              <mo stretchy="false">=</mo>
              <mn>1</mn>
            </mrow>
          </mrow>
          <mrow>
            <mi>n</mi>
          </mrow>
        </munderover>
        <mi>f</mi>
      </mrow>
      <mrow>
        <mo stretchy="false">(</mo>
        <mrow>
          <mrow>
            <mi>a</mi>
            <mo stretchy="false">+</mo>
            <mi>i</mi>
          </mrow>
          <mfrac>
            <mrow>
              <mrow>
                <mi>b</mi>
                <mo stretchy="false">−</mo>
                <mi>a</mi>
              </mrow>
            </mrow>
            <mi>n</mi>
          </mfrac>
        </mrow>
        <mo stretchy="false">)</mo>
      </mrow>
      <mfrac>
        <mrow>
          <mrow>
            <mi>b</mi>
            <mo stretchy="false">−</mo>
            <mi>a</mi>
          </mrow>
        </mrow>
        <mi>n</mi>
      </mfrac>
    </mrow>
    <annotation encoding="StarMath 5.0">sum from{i=1} to{n}  f(a + i {b-a} over n ){b-a} over n</annotation>
  </semantics>
</math>
</file>

<file path=Object 12/content.xml><?xml version="1.0" encoding="utf-8"?>
<math xmlns="http://www.w3.org/1998/Math/MathML">
  <semantics>
    <mrow>
      <mrow>
        <msubsup>
          <mo stretchy="false">∫</mo>
          <mi>a</mi>
          <mi>b</mi>
        </msubsup>
        <mi>f</mi>
      </mrow>
      <mrow>
        <mo stretchy="false">(</mo>
        <mrow>
          <mi>x</mi>
        </mrow>
        <mo stretchy="false">)</mo>
      </mrow>
      <mi mathvariant="italic">dx</mi>
    </mrow>
    <annotation encoding="StarMath 5.0">int sub a sup b f(x) dx</annotation>
  </semantics>
</math>
</file>

<file path=Object 13/content.xml><?xml version="1.0" encoding="utf-8"?>
<math xmlns="http://www.w3.org/1998/Math/MathML">
  <semantics>
    <mrow>
      <munder>
        <mtext>lim</mtext>
        <mrow>
          <mo stretchy="false">Δ</mo>
          <mi>x</mi>
          <mo stretchy="false">→</mo>
          <mo stretchy="false">δ</mo>
          <mi>x</mi>
        </mrow>
      </munder>
    </mrow>
    <annotation encoding="StarMath 5.0">"lim" csub {%DELTA x rightarrow %delta x}</annotation>
  </semantics>
</math>
</file>

<file path=Object 14/content.xml><?xml version="1.0" encoding="utf-8"?>
<math xmlns="http://www.w3.org/1998/Math/MathML">
  <semantics>
    <mrow>
      <mrow>
        <munderover>
          <mo stretchy="false">∑</mo>
          <mrow>
            <mrow>
              <mi>i</mi>
              <mo stretchy="false">=</mo>
              <mn>1</mn>
            </mrow>
          </mrow>
          <mrow>
            <mi>n</mi>
          </mrow>
        </munderover>
        <mi>f</mi>
      </mrow>
      <mrow>
        <mo stretchy="false">(</mo>
        <mrow>
          <mrow>
            <mi>x</mi>
            <mo stretchy="false">+</mo>
            <mi>i</mi>
          </mrow>
          <mo stretchy="false">Δ</mo>
          <mi>x</mi>
        </mrow>
        <mo stretchy="false">)</mo>
      </mrow>
      <mo stretchy="false">Δ</mo>
      <mi>x</mi>
    </mrow>
    <annotation encoding="StarMath 5.0">sum from{i=1} to{n}  f(x + i %DELTA x )%DELTA x</annotation>
  </semantics>
</math>
</file>

<file path=Object 15/content.xml><?xml version="1.0" encoding="utf-8"?>
<math xmlns="http://www.w3.org/1998/Math/MathML">
  <semantics>
    <mrow>
      <munder>
        <mtext>lim</mtext>
        <mrow>
          <mi>n</mi>
          <mo stretchy="false">→</mo>
          <mrow>
            <mi>N</mi>
          </mrow>
        </mrow>
      </munder>
    </mrow>
    <annotation encoding="StarMath 5.0">"lim" csub {n rightarrow {N }}</annotation>
  </semantics>
</math>
</file>

<file path=Object 16/content.xml><?xml version="1.0" encoding="utf-8"?>
<math xmlns="http://www.w3.org/1998/Math/MathML">
  <semantics>
    <mrow>
      <mrow>
        <munderover>
          <mo stretchy="false">∑</mo>
          <mrow>
            <mrow>
              <mi>i</mi>
              <mo stretchy="false">=</mo>
              <mn>1</mn>
            </mrow>
          </mrow>
          <mrow>
            <mi>n</mi>
          </mrow>
        </munderover>
        <mi>f</mi>
      </mrow>
      <mrow>
        <mo stretchy="false">(</mo>
        <mrow>
          <mrow>
            <mi>a</mi>
            <mo stretchy="false">+</mo>
            <mi>i</mi>
          </mrow>
          <mfrac>
            <mrow>
              <mrow>
                <mi>b</mi>
                <mo stretchy="false">−</mo>
                <mi>a</mi>
              </mrow>
            </mrow>
            <mi>n</mi>
          </mfrac>
        </mrow>
        <mo stretchy="false">)</mo>
      </mrow>
      <mfrac>
        <mrow>
          <mrow>
            <mi>b</mi>
            <mo stretchy="false">−</mo>
            <mi>a</mi>
          </mrow>
        </mrow>
        <mi>n</mi>
      </mfrac>
    </mrow>
    <annotation encoding="StarMath 5.0">sum from{i=1} to{n}  f(a + i {b-a} over n ){b-a} over n</annotation>
  </semantics>
</math>
</file>

<file path=Object 17/content.xml><?xml version="1.0" encoding="utf-8"?>
<math xmlns="http://www.w3.org/1998/Math/MathML">
  <semantics>
    <mrow>
      <mfrac>
        <mn>1</mn>
        <mn>2</mn>
      </mfrac>
      <msub>
        <mi mathvariant="normal">m</mi>
        <mi mathvariant="normal">g</mi>
      </msub>
      <msup>
        <mi mathvariant="normal">v</mi>
        <mn>2</mn>
      </msup>
    </mrow>
    <annotation encoding="StarMath 5.0">1 over 2 m sub g v sup 2</annotation>
  </semantics>
</math>
</file>

<file path=Object 18/content.xml><?xml version="1.0" encoding="utf-8"?>
<math xmlns="http://www.w3.org/1998/Math/MathML">
  <semantics>
    <mrow>
      <mfrac>
        <mn>1</mn>
        <mn>2</mn>
      </mfrac>
      <msub>
        <mi mathvariant="normal">m</mi>
        <mi mathvariant="normal">g</mi>
      </msub>
      <msup>
        <mrow>
          <mo stretchy="false">(</mo>
          <mrow>
            <mfrac>
              <mi>ds</mi>
              <mi>dt</mi>
            </mfrac>
          </mrow>
          <mo stretchy="false">)</mo>
        </mrow>
        <mn>2</mn>
      </msup>
    </mrow>
    <annotation encoding="StarMath 5.0">1 over 2 m sub g ( ds over dt ) sup 2</annotation>
  </semantics>
</math>
</file>

<file path=Object 19/content.xml><?xml version="1.0" encoding="utf-8"?>
<math xmlns="http://www.w3.org/1998/Math/MathML">
  <semantics>
    <mrow>
      <msub>
        <mi mathvariant="normal">m</mi>
        <mi mathvariant="normal">w</mi>
      </msub>
      <mfrac>
        <mrow>
          <msup>
            <mi mathvariant="normal">d</mi>
            <mn>2</mn>
          </msup>
          <mi mathvariant="normal">s</mi>
        </mrow>
        <mrow>
          <msup>
            <mi mathvariant="normal">d</mi>
            <mn>2</mn>
          </msup>
          <mi mathvariant="normal">t</mi>
        </mrow>
      </mfrac>
    </mrow>
    <annotation encoding="StarMath 5.0">m sub w {d sup 2 s} over {d sup 2 t}</annotation>
  </semantics>
</math>
</file>

<file path=Object 2/content.xml><?xml version="1.0" encoding="utf-8"?>
<math xmlns="http://www.w3.org/1998/Math/MathML">
  <semantics>
    <mrow>
      <mfrac>
        <mi>Force</mi>
        <mi>Area</mi>
      </mfrac>
    </mrow>
    <annotation encoding="StarMath 5.0">Force over Area</annotation>
  </semantics>
</math>
</file>

<file path=Object 20/content.xml><?xml version="1.0" encoding="utf-8"?>
<math xmlns="http://www.w3.org/1998/Math/MathML">
  <semantics>
    <mrow>
      <msub>
        <mi mathvariant="normal">m</mi>
        <mi mathvariant="normal">w</mi>
      </msub>
      <mfrac>
        <mrow>
          <msup>
            <mi mathvariant="normal">d</mi>
            <mn>2</mn>
          </msup>
          <mi mathvariant="normal">s</mi>
        </mrow>
        <mrow>
          <msup>
            <mi mathvariant="normal">d</mi>
            <mn>2</mn>
          </msup>
          <mi mathvariant="normal">t</mi>
        </mrow>
      </mfrac>
    </mrow>
    <annotation encoding="StarMath 5.0">m sub w {d sup 2 s} over {d sup 2 t}</annotation>
  </semantics>
</math>
</file>

<file path=Object 21/content.xml><?xml version="1.0" encoding="utf-8"?>
<math xmlns="http://www.w3.org/1998/Math/MathML">
  <semantics>
    <mrow>
      <mfrac>
        <mn>1</mn>
        <mn>2</mn>
      </mfrac>
      <msub>
        <mi mathvariant="normal">m</mi>
        <mi mathvariant="normal">g</mi>
      </msub>
      <msup>
        <mrow>
          <mo stretchy="false">(</mo>
          <mrow>
            <mfrac>
              <mi>ds</mi>
              <mi>dt</mi>
            </mfrac>
          </mrow>
          <mo stretchy="false">)</mo>
        </mrow>
        <mn>2</mn>
      </msup>
    </mrow>
    <annotation encoding="StarMath 5.0">1 over 2 m sub g ( ds over dt ) sup 2</annotation>
  </semantics>
</math>
</file>

<file path=Object 22/content.xml><?xml version="1.0" encoding="utf-8"?>
<math xmlns="http://www.w3.org/1998/Math/MathML" display="block">
  <semantics>
    <mrow>
      <msup>
        <mtext/>
        <mi>a</mi>
      </msup>
      <mrow>
        <mn>2</mn>
        <mo stretchy="false">=</mo>
        <mrow>
          <msubsup>
            <mo stretchy="false">∑</mo>
            <mrow>
              <mi>i</mi>
              <mo stretchy="false">=</mo>
              <mn>0</mn>
            </mrow>
            <mrow>
              <mi>i</mi>
              <mo stretchy="false">=</mo>
              <mn>2</mn>
            </mrow>
          </msubsup>
          <mrow>
            <msup>
              <mtext/>
              <mi>a</mi>
            </msup>
            <mn>1</mn>
          </mrow>
        </mrow>
      </mrow>
    </mrow>
    <annotation encoding="StarMath 5.0">"" sup {a}2 = sum sub {i=0} sup{i=2} {"" sup {a} 1}</annotation>
  </semantics>
</math>
</file>

<file path=Object 23/content.xml><?xml version="1.0" encoding="utf-8"?>
<math xmlns="http://www.w3.org/1998/Math/MathML" display="block">
  <semantics>
    <mrow>
      <msup>
        <mtext/>
        <mi>a</mi>
      </msup>
      <mrow>
        <mn>2</mn>
        <mo stretchy="false">≠</mo>
        <mrow>
          <mrow>
            <msubsup>
              <mo stretchy="false">∑</mo>
              <mrow>
                <mi>i</mi>
                <mo stretchy="false">=</mo>
                <mn>0</mn>
              </mrow>
              <mrow>
                <mi>i</mi>
                <mo stretchy="false">=</mo>
                <mn>1</mn>
              </mrow>
            </msubsup>
            <mrow>
              <msup>
                <mtext/>
                <mi>a</mi>
              </msup>
              <mn>1</mn>
            </mrow>
          </mrow>
          <mo stretchy="false">+</mo>
          <mrow>
            <msubsup>
              <mo stretchy="false">∑</mo>
              <mrow>
                <mi>i</mi>
                <mo stretchy="false">=</mo>
                <mn>0</mn>
              </mrow>
              <mrow>
                <mi>i</mi>
                <mo stretchy="false">=</mo>
                <mn>1</mn>
              </mrow>
            </msubsup>
            <mrow>
              <msup>
                <mtext/>
                <mi>b</mi>
              </msup>
              <mn>1</mn>
            </mrow>
          </mrow>
        </mrow>
      </mrow>
    </mrow>
    <annotation encoding="StarMath 5.0">"" sup {a}2 &lt;&gt; sum sub {i=0} sup{i=1} {"" sup {a} 1} + sum sub {i=0} sup{i=1} {"" sup {b} 1}</annotation>
  </semantics>
</math>
</file>

<file path=Object 24/content.xml><?xml version="1.0" encoding="utf-8"?>
<math xmlns="http://www.w3.org/1998/Math/MathML" display="block">
  <semantics>
    <mrow>
      <msup>
        <mtext/>
        <mi>b</mi>
      </msup>
      <mrow>
        <mn>2</mn>
        <mo stretchy="false">≠</mo>
        <mrow>
          <mrow>
            <msubsup>
              <mo stretchy="false">∑</mo>
              <mrow>
                <mi>i</mi>
                <mo stretchy="false">=</mo>
                <mn>0</mn>
              </mrow>
              <mrow>
                <mi>i</mi>
                <mo stretchy="false">=</mo>
                <mn>1</mn>
              </mrow>
            </msubsup>
            <mrow>
              <msup>
                <mtext/>
                <mi>a</mi>
              </msup>
              <mn>1</mn>
            </mrow>
          </mrow>
          <mo stretchy="false">+</mo>
          <mrow>
            <msubsup>
              <mo stretchy="false">∑</mo>
              <mrow>
                <mi>i</mi>
                <mo stretchy="false">=</mo>
                <mn>0</mn>
              </mrow>
              <mrow>
                <mi>i</mi>
                <mo stretchy="false">=</mo>
                <mn>1</mn>
              </mrow>
            </msubsup>
            <mrow>
              <msup>
                <mtext/>
                <mi>b</mi>
              </msup>
              <mn>1</mn>
            </mrow>
          </mrow>
        </mrow>
      </mrow>
    </mrow>
    <annotation encoding="StarMath 5.0">"" sup {b}2 &lt;&gt; sum sub {i=0} sup{i=1} {"" sup {a} 1} + sum sub {i=0} sup{i=1} {"" sup {b} 1}</annotation>
  </semantics>
</math>
</file>

<file path=Object 25/content.xml><?xml version="1.0" encoding="utf-8"?>
<math xmlns="http://www.w3.org/1998/Math/MathML" display="block">
  <semantics>
    <mrow>
      <msup>
        <mtext/>
        <mi>a</mi>
      </msup>
      <mrow>
        <mi>C</mi>
        <mo stretchy="false">=</mo>
        <mrow>
          <msubsup>
            <mo stretchy="false">∑</mo>
            <mrow>
              <mi>i</mi>
              <mo stretchy="false">=</mo>
              <mn>0</mn>
            </mrow>
            <mrow>
              <mi>i</mi>
              <mo stretchy="false">=</mo>
              <mi>n</mi>
            </mrow>
          </msubsup>
          <mrow>
            <msup>
              <mtext/>
              <mi>a</mi>
            </msup>
            <msub>
              <mi>c</mi>
              <mi>i</mi>
            </msub>
          </mrow>
        </mrow>
      </mrow>
    </mrow>
    <annotation encoding="StarMath 5.0">"" sup {a}C = sum sub {i=0} sup{i=n} {"" sup {a} c sub i}</annotation>
  </semantics>
</math>
</file>

<file path=Object 26/content.xml><?xml version="1.0" encoding="utf-8"?>
<math xmlns="http://www.w3.org/1998/Math/MathML" display="block">
  <semantics>
    <mrow>
      <msup>
        <mtext/>
        <mi>a</mi>
      </msup>
      <mrow>
        <mi>C</mi>
        <mo stretchy="false">=</mo>
        <msup>
          <mtext/>
          <mi>a</mi>
        </msup>
      </mrow>
      <mrow>
        <mi>A</mi>
        <mo stretchy="false">×</mo>
        <msup>
          <mtext/>
          <mi>a</mi>
        </msup>
      </mrow>
      <mrow>
        <mi>B</mi>
        <mo stretchy="false">=</mo>
        <mrow>
          <msubsup>
            <mo stretchy="false">∑</mo>
            <mn>0</mn>
            <mi>B</mi>
          </msubsup>
          <mrow>
            <msup>
              <mtext/>
              <mi>a</mi>
            </msup>
            <mi>A</mi>
          </mrow>
        </mrow>
      </mrow>
    </mrow>
    <annotation encoding="StarMath 5.0">"" sup {a}C = ""sup a A times ""sup a B = sum sub {0} sup{B} {""sup {a}A}</annotation>
  </semantics>
</math>
</file>

<file path=Object 27/content.xml><?xml version="1.0" encoding="utf-8"?>
<math xmlns="http://www.w3.org/1998/Math/MathML" display="block">
  <semantics>
    <mrow>
      <msup>
        <mtext/>
        <mi>a</mi>
      </msup>
      <mrow>
        <mi>C</mi>
        <mo stretchy="false">=</mo>
        <msup>
          <mtext/>
          <mi>a</mi>
        </msup>
      </mrow>
      <mrow>
        <mi>B</mi>
        <mo stretchy="false">×</mo>
        <msup>
          <mtext/>
          <mi>a</mi>
        </msup>
      </mrow>
      <mrow>
        <mi>A</mi>
        <mo stretchy="false">=</mo>
        <mrow>
          <msubsup>
            <mo stretchy="false">∑</mo>
            <mn>0</mn>
            <mi>A</mi>
          </msubsup>
          <mrow>
            <msup>
              <mtext/>
              <mi>a</mi>
            </msup>
            <mi>B</mi>
          </mrow>
        </mrow>
      </mrow>
    </mrow>
    <annotation encoding="StarMath 5.0">"" sup {a}C = ""sup a B times ""sup a A = sum sub {0} sup{A} {""sup {a}B}</annotation>
  </semantics>
</math>
</file>

<file path=Object 28/content.xml><?xml version="1.0" encoding="utf-8"?>
<math xmlns="http://www.w3.org/1998/Math/MathML" display="block">
  <semantics>
    <mstyle mathsize="10pt">
      <msqrt>
        <mrow>
          <mo stretchy="false">−</mo>
          <mn>1</mn>
        </mrow>
      </msqrt>
    </mstyle>
    <annotation encoding="StarMath 5.0">size 10 {sqrt{-1}}</annotation>
  </semantics>
</math>
</file>

<file path=Object 29/content.xml><?xml version="1.0" encoding="utf-8"?>
<math xmlns="http://www.w3.org/1998/Math/MathML" display="block">
  <semantics>
    <mrow>
      <msup>
        <mtext/>
        <mi>a</mi>
      </msup>
      <mrow>
        <mi>B</mi>
        <mo stretchy="false">=</mo>
        <mfrac>
          <mrow>
            <msup>
              <mtext/>
              <mi>a</mi>
            </msup>
            <mi>C</mi>
          </mrow>
          <mrow>
            <msup>
              <mtext/>
              <mi>a</mi>
            </msup>
            <mi>A</mi>
          </mrow>
        </mfrac>
        <mo stretchy="false">=</mo>
        <msup>
          <mrow>
            <mo fence="true" form="prefix" stretchy="false">(</mo>
            <mrow>
              <mrow>
                <msup>
                  <mtext/>
                  <mi>a</mi>
                </msup>
                <mrow>
                  <mi>B</mi>
                  <mo stretchy="false">×</mo>
                  <msup>
                    <mtext/>
                    <mi>a</mi>
                  </msup>
                </mrow>
                <mi>A</mi>
              </mrow>
            </mrow>
            <mo fence="true" form="postfix" stretchy="false">)</mo>
          </mrow>
          <mi mathvariant="italic">inv</mi>
        </msup>
      </mrow>
    </mrow>
    <annotation encoding="StarMath 5.0">"" sup a B = {""sup a C} over {""sup a A} = ("" sup a B times "" sup a A) sup {inv} </annotation>
  </semantics>
</math>
</file>

<file path=Object 3/content.xml><?xml version="1.0" encoding="utf-8"?>
<math xmlns="http://www.w3.org/1998/Math/MathML">
  <semantics>
    <munder>
      <mtext>lim</mtext>
      <mrow>
        <mo stretchy="false">Δ</mo>
        <mi>x</mi>
        <mo stretchy="false">→</mo>
        <mn>0</mn>
      </mrow>
    </munder>
    <annotation encoding="StarMath 5.0">"lim" csub {%DELTA x rightarrow {0}}</annotation>
  </semantics>
</math>
</file>

<file path=Object 30/content.xml><?xml version="1.0" encoding="utf-8"?>
<math xmlns="http://www.w3.org/1998/Math/MathML" display="block">
  <semantics>
    <mstyle mathsize="10pt">
      <msqrt>
        <mrow>
          <mo stretchy="false">−</mo>
          <mn>1</mn>
        </mrow>
      </msqrt>
    </mstyle>
    <annotation encoding="StarMath 5.0">size 10 {sqrt{-1}}</annotation>
  </semantics>
</math>
</file>

<file path=Object 31/content.xml><?xml version="1.0" encoding="utf-8"?>
<math xmlns="http://www.w3.org/1998/Math/MathML" display="block">
  <semantics>
    <msqrt>
      <mrow>
        <mo stretchy="false">−</mo>
        <mi>A</mi>
      </mrow>
    </msqrt>
    <annotation encoding="StarMath 5.0">{sqrt{-A}}</annotation>
  </semantics>
</math>
</file>

<file path=Object 32/content.xml><?xml version="1.0" encoding="utf-8"?>
<math xmlns="http://www.w3.org/1998/Math/MathML" display="block">
  <semantics>
    <mrow>
      <msqrt>
        <mi>A</mi>
      </msqrt>
      <msqrt>
        <mrow>
          <mo stretchy="false">−</mo>
          <mn>1</mn>
        </mrow>
      </msqrt>
    </mrow>
    <annotation encoding="StarMath 5.0">{sqrt{A} sqrt{-1}}</annotation>
  </semantics>
</math>
</file>

<file path=Object 33/content.xml><?xml version="1.0" encoding="utf-8"?>
<math xmlns="http://www.w3.org/1998/Math/MathML" display="block">
  <semantics>
    <msqrt>
      <mi>A</mi>
    </msqrt>
    <annotation encoding="StarMath 5.0">{sqrt{A}}</annotation>
  </semantics>
</math>
</file>

<file path=Object 34/content.xml><?xml version="1.0" encoding="utf-8"?>
<math xmlns="http://www.w3.org/1998/Math/MathML" display="block">
  <semantics>
    <msup>
      <mrow>
        <mo fence="true" form="prefix" stretchy="false">(</mo>
        <mrow>
          <msqrt>
            <mrow>
              <mo stretchy="false">−</mo>
              <mi>A</mi>
            </mrow>
          </msqrt>
        </mrow>
        <mo fence="true" form="postfix" stretchy="false">)</mo>
      </mrow>
      <mn>2</mn>
    </msup>
    <annotation encoding="StarMath 5.0">({sqrt{-A}}) sup 2</annotation>
  </semantics>
</math>
</file>

<file path=Object 35/content.xml><?xml version="1.0" encoding="utf-8"?>
<math xmlns="http://www.w3.org/1998/Math/MathML" display="block">
  <semantics>
    <msup>
      <mrow>
        <mo fence="true" form="prefix" stretchy="false">(</mo>
        <mrow>
          <mrow>
            <msqrt>
              <mi>A</mi>
            </msqrt>
            <msqrt>
              <mrow>
                <mo stretchy="false">−</mo>
                <mn>1</mn>
              </mrow>
            </msqrt>
          </mrow>
        </mrow>
        <mo fence="true" form="postfix" stretchy="false">)</mo>
      </mrow>
      <mn>2</mn>
    </msup>
    <annotation encoding="StarMath 5.0">({sqrt{A} sqrt{-1}})sup 2</annotation>
  </semantics>
</math>
</file>

<file path=Object 36/content.xml><?xml version="1.0" encoding="utf-8"?>
<math xmlns="http://www.w3.org/1998/Math/MathML" display="block">
  <semantics>
    <msup>
      <msqrt>
        <mi>A</mi>
      </msqrt>
      <mn>2</mn>
    </msup>
    <annotation encoding="StarMath 5.0">{sqrt{A}}sup 2</annotation>
  </semantics>
</math>
</file>

<file path=Object 4/content.xml><?xml version="1.0" encoding="utf-8"?>
<math xmlns="http://www.w3.org/1998/Math/MathML">
  <semantics>
    <mfrac>
      <mrow>
        <mi>f</mi>
        <mrow>
          <mrow>
            <mo stretchy="false">(</mo>
            <mrow>
              <mrow>
                <msub>
                  <mi>x</mi>
                  <mn>0</mn>
                </msub>
                <mo stretchy="false">+</mo>
                <mo stretchy="false">Δ</mo>
              </mrow>
              <mi>x</mi>
            </mrow>
            <mo stretchy="false">)</mo>
          </mrow>
          <mo stretchy="false">−</mo>
          <mi>f</mi>
        </mrow>
        <mrow>
          <mo stretchy="false">(</mo>
          <msub>
            <mi>x</mi>
            <mn>0</mn>
          </msub>
          <mo stretchy="false">)</mo>
        </mrow>
      </mrow>
      <mrow>
        <mo stretchy="false">Δ</mo>
        <mi>x</mi>
      </mrow>
    </mfrac>
    <annotation encoding="StarMath 5.0">{f(x sub 0  + %DELTA  x) - f(x sub 0)} over {%DELTA  x}</annotation>
  </semantics>
</math>
</file>

<file path=Object 5/content.xml><?xml version="1.0" encoding="utf-8"?>
<math xmlns="http://www.w3.org/1998/Math/MathML">
  <semantics>
    <munder>
      <mtext>lim</mtext>
      <mrow>
        <mo stretchy="false">Δ</mo>
        <mi>x</mi>
        <mo stretchy="false">→</mo>
        <mrow>
          <mo stretchy="false">δ</mo>
          <mi>x</mi>
        </mrow>
      </mrow>
    </munder>
    <annotation encoding="StarMath 5.0">"lim" csub {%DELTA x rightarrow {%delta x}}</annotation>
  </semantics>
</math>
</file>

<file path=Object 6/content.xml><?xml version="1.0" encoding="utf-8"?>
<math xmlns="http://www.w3.org/1998/Math/MathML">
  <semantics>
    <mfrac>
      <mrow>
        <mi>f</mi>
        <mrow>
          <mrow>
            <mo stretchy="false">(</mo>
            <mrow>
              <mrow>
                <msub>
                  <mi>x</mi>
                  <mn>0</mn>
                </msub>
                <mo stretchy="false">+</mo>
                <mo stretchy="false">Δ</mo>
              </mrow>
              <mi>x</mi>
            </mrow>
            <mo stretchy="false">)</mo>
          </mrow>
          <mo stretchy="false">−</mo>
          <mi>f</mi>
        </mrow>
        <mrow>
          <mo stretchy="false">(</mo>
          <msub>
            <mi>x</mi>
            <mn>0</mn>
          </msub>
          <mo stretchy="false">)</mo>
        </mrow>
      </mrow>
      <mrow>
        <mo stretchy="false">Δ</mo>
        <mi>x</mi>
      </mrow>
    </mfrac>
    <annotation encoding="StarMath 5.0">{f(x sub 0  + %DELTA  x) - f(x sub 0)} over {%DELTA  x}</annotation>
  </semantics>
</math>
</file>

<file path=Object 7/content.xml><?xml version="1.0" encoding="utf-8"?>
<math xmlns="http://www.w3.org/1998/Math/MathML">
  <semantics>
    <mrow>
      <mrow>
        <msubsup>
          <mo stretchy="false">∫</mo>
          <mi>a</mi>
          <mi>b</mi>
        </msubsup>
        <mi>f</mi>
      </mrow>
      <mrow>
        <mo stretchy="false">(</mo>
        <mrow>
          <mi>x</mi>
        </mrow>
        <mo stretchy="false">)</mo>
      </mrow>
      <mi mathvariant="italic">dx</mi>
    </mrow>
    <annotation encoding="StarMath 5.0">int sub a sup b f(x) dx</annotation>
  </semantics>
</math>
</file>

<file path=Object 8/content.xml><?xml version="1.0" encoding="utf-8"?>
<math xmlns="http://www.w3.org/1998/Math/MathML">
  <semantics>
    <munder>
      <mtext>lim</mtext>
      <mrow>
        <mo stretchy="false">Δ</mo>
        <mi>x</mi>
        <mo stretchy="false">→</mo>
        <mn>0</mn>
      </mrow>
    </munder>
    <annotation encoding="StarMath 5.0">"lim" csub {%DELTA x rightarrow 0}</annotation>
  </semantics>
</math>
</file>

<file path=Object 9/content.xml><?xml version="1.0" encoding="utf-8"?>
<math xmlns="http://www.w3.org/1998/Math/MathML">
  <semantics>
    <mrow>
      <mrow>
        <munderover>
          <mo stretchy="false">∑</mo>
          <mrow>
            <mrow>
              <mi>i</mi>
              <mo stretchy="false">=</mo>
              <mn>1</mn>
            </mrow>
          </mrow>
          <mrow>
            <mi>n</mi>
          </mrow>
        </munderover>
        <mi>f</mi>
      </mrow>
      <mrow>
        <mo stretchy="false">(</mo>
        <mrow>
          <mrow>
            <mi>x</mi>
            <mo stretchy="false">+</mo>
            <mi>i</mi>
          </mrow>
          <mo stretchy="false">Δ</mo>
          <mi>x</mi>
        </mrow>
        <mo stretchy="false">)</mo>
      </mrow>
      <mo stretchy="false">Δ</mo>
      <mi>x</mi>
    </mrow>
    <annotation encoding="StarMath 5.0">sum from{i=1} to{n}  f(x + i %DELTA x )%DELTA x</annotation>
  </semantics>
</math>
</file>